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normal" style:text-underline-style="none"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00ff"/>
    </style:style>
    <style:style style:name="P84"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3" style:family="paragraph" style:parent-style-name="Text_20_body">
      <style:paragraph-properties fo:margin-left="0cm" fo:margin-right="0cm" fo:text-align="end" style:justify-single-word="false" fo:text-indent="0.499cm" style:auto-text-indent="false"/>
    </style:style>
    <style:style style:name="P94"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7"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style:style>
    <style:style style:name="P100"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background-color="transparent"/>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2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2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6"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9"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3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3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3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3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Text_20_body">
      <style:text-properties fo:language="ru" fo:country="RU"/>
    </style:style>
    <style:style style:name="P136"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7" style:family="paragraph" style:parent-style-name="Text_20_body">
      <style:paragraph-properties fo:text-align="center" style:justify-single-word="false"/>
    </style:style>
    <style:style style:name="P138" style:family="paragraph" style:parent-style-name="First_20_line_20_indent">
      <style:text-properties fo:language="ru" fo:country="RU"/>
    </style:style>
    <style:style style:name="P139" style:family="paragraph" style:parent-style-name="First_20_line_20_indent">
      <style:paragraph-properties fo:text-align="justify" style:justify-single-word="false"/>
      <style:text-properties fo:language="ru" fo:country="RU"/>
    </style:style>
    <style:style style:name="P140" style:family="paragraph" style:parent-style-name="First_20_line_20_indent">
      <style:text-properties fo:font-size="15pt" fo:language="ru" fo:country="RU" style:font-size-asian="15pt" style:font-size-complex="15pt"/>
    </style:style>
    <style:style style:name="P141" style:family="paragraph" style:parent-style-name="First_20_line_20_indent">
      <style:text-properties fo:font-size="12pt" fo:language="ru" fo:country="RU" style:font-size-asian="12pt" style:font-size-complex="12pt"/>
    </style:style>
    <style:style style:name="P142" style:family="paragraph" style:parent-style-name="First_20_line_20_indent">
      <style:text-properties fo:language="en" fo:country="US"/>
    </style:style>
    <style:style style:name="P143" style:family="paragraph" style:parent-style-name="First_20_line_20_indent">
      <style:paragraph-properties fo:text-align="justify" style:justify-single-word="false"/>
      <style:text-properties fo:language="en" fo:country="US"/>
    </style:style>
    <style:style style:name="P144" style:family="paragraph" style:parent-style-name="First_20_line_20_indent">
      <style:paragraph-properties fo:text-align="justify" style:justify-single-word="false"/>
    </style:style>
    <style:style style:name="P145" style:family="paragraph" style:parent-style-name="Text_20_body">
      <style:paragraph-properties fo:margin-left="0cm" fo:margin-right="0cm" fo:text-align="center" style:justify-single-word="false" fo:text-indent="0cm" style:auto-text-indent="false"/>
    </style:style>
    <style:style style:name="P14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8" style:family="paragraph" style:parent-style-name="Text_20_body">
      <style:paragraph-properties fo:margin-left="0cm" fo:margin-right="0cm" fo:text-align="justify" style:justify-single-word="false" fo:text-indent="0cm" style:auto-text-indent="false"/>
    </style:style>
    <style:style style:name="P149" style:family="paragraph" style:parent-style-name="Footnote">
      <style:text-properties fo:language="en" fo:country="US"/>
    </style:style>
    <style:style style:name="P150" style:family="paragraph" style:parent-style-name="Footnote">
      <style:text-properties fo:language="ru" fo:country="RU"/>
    </style:style>
    <style:style style:name="P151" style:family="paragraph" style:parent-style-name="Footnote">
      <style:text-properties style:use-window-font-color="true" fo:language="ru" fo:country="RU"/>
    </style:style>
    <style:style style:name="P152" style:family="paragraph" style:parent-style-name="Footnote">
      <style:text-properties fo:font-style="normal" style:font-style-asian="normal" style:font-style-complex="normal"/>
    </style:style>
    <style:style style:name="P153" style:family="paragraph" style:parent-style-name="Text_20_body">
      <style:paragraph-properties loext:contextual-spacing="false" fo:margin-top="0cm" fo:margin-bottom="0.212cm" fo:text-align="justify" style:justify-single-word="false"/>
      <style:text-properties fo:language="en" fo:country="US"/>
    </style:style>
    <style:style style:name="P15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5" style:family="paragraph" style:parent-style-name="Standard">
      <style:text-properties fo:font-style="italic" style:font-style-asian="italic" style:font-style-complex="italic"/>
    </style:style>
    <style:style style:name="P156" style:family="paragraph" style:parent-style-name="Heading_20_1">
      <style:paragraph-properties fo:margin-left="0cm" fo:margin-right="0cm" fo:text-align="center" style:justify-single-word="false" fo:text-indent="0.499cm" style:auto-text-indent="false"/>
    </style:style>
    <style:style style:name="P157" style:family="paragraph" style:parent-style-name="Heading_20_2">
      <style:text-properties fo:language="en" fo:country="US"/>
    </style:style>
    <style:style style:name="P158" style:family="paragraph" style:parent-style-name="Heading_20_2">
      <style:paragraph-properties fo:text-align="justify" style:justify-single-word="false"/>
    </style:style>
    <style:style style:name="P159" style:family="paragraph" style:parent-style-name="Heading_20_3">
      <style:text-properties fo:language="ru" fo:country="RU"/>
    </style:style>
    <style:style style:name="P160"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6" text:outline-level="1">Последний фанфик</text:h>
      <text:p text:style-name="P54"/>
      <text:h text:style-name="P157" text:outline-level="2">1. Терра</text:h>
      <text:p text:style-name="P26"/>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9">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9">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3"><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1">RnD-</text:span><text:span text:style-name="T1">зона</text:span><text:span text:style-name="T1"><text:note text:id="ftn3" text:note-class="footnote"><text:note-citation>3</text:note-citation><text:note-body><text:p text:style-name="P149">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2"><text:span text:style-name="T11">– Нэш, к</text:span>ак называется наш проект?</text:p>
      <text:p text:style-name="P80"><text:span text:style-name="T8">– </text:span><text:span text:style-name="T58">Дайсон.</text:span></text:p>
      <text:p text:style-name="P80"><text:span text:style-name="T8">– </text:span><text:span text:style-name="T58">Сколько тебе лет?</text:span></text:p>
      <text:p text:style-name="P80"><text:span text:style-name="T8">– </text:span><text:span text:style-name="T58">Два года с начала запуска кластера.</text:span></text:p>
      <text:p text:style-name="P80"><text:soft-page-break/><text:span text:style-name="T8">– </text:span><text:span text:style-name="T58">Какой сейчас год?</text:span></text:p>
      <text:p text:style-name="P80"><text:span text:style-name="T8">– </text:span><text:span text:style-name="T48">20</text:span><text:span text:style-name="T34">19</text:span><text:span text:style-name="T58">-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3">Ага, уже теплее.</text:p>
      <text:p text:style-name="P33"/>
      <text:p text:style-name="P80"><text:span text:style-name="T8">– Нэш</text:span><text:span text:style-name="T58">,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2">Бип-бип-бип.</text:p>
      <text:p text:style-name="P112"/>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5">***</text:p>
      <text:p text:style-name="P145"/>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9">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0">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1"/>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9">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7" text:outline-level="2">2. Пробуждение</text:h>
      <text:p text:style-name="P31"/>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1">–</text:span> Она очнулась. Хвала небу, нам это удалось!</text:p>
      <text:p text:style-name="P33"/>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0">Спи, Сестра моя родная,<text:line-break/>Спи. Усни.<text:line-break/>Крыльями тебя укрою,<text:line-break/>Спи. Усни.</text:p><text:p text:style-name="P150"><text:tab/>В чаще тёмной волки воют,<text:line-break/>Спи. Усни.</text:p><text:p text:style-name="P150"><text:tab/>В мрачном замке духи ноют,<text:line-break/>Спи. Усни.</text:p><text:p text:style-name="P150"><text:tab/>Сказки вечность нам читает,<text:line-break/>Спи. Усни.<text:line-break/>День осенний угасает,<text:line-break/>Спи. Усни.<text:line-break/>Помни только в сне глубоком,</text:p><text:p text:style-name="P150"><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6"/>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6"/>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1"/>
      <text:h text:style-name="P157" text:outline-level="2">3. Норф</text:h>
      <text:p text:style-name="P83"/>
      <text:p text:style-name="P23">Глава IV. Пределы магии</text:p>
      <text:p text:style-name="P20"/>
      <text:p text:style-name="P23"><text:soft-page-break/>Вашему покорному слуге известны четыре предела магии: </text:p>
      <text:p text:style-name="P23"/>
      <text:list xml:id="list4640840246023306916" text:style-name="L1">
        <text:list-item>
          <text:p text:style-name="P16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60"><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60">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0">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0">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9">– <text:span text:style-name="T1">Восемь, учитель!</text:span></text:p><text:p text:style-name="P149">–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text:soft-page-break/></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7"/>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7"/>
      <text:p text:style-name="P49"><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7"/>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text:soft-page-break/>–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text:soft-page-break/></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text:soft-page-break/>–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text:soft-page-break/>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75">и-и-и</text:span>-<text:span text:style-name="T76">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text:p>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text:soft-page-break/>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text:soft-page-break/></text:p>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57"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text:soft-page-break/>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text:soft-page-break/></text:p>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text:soft-page-break/>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text:soft-page-break/>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text:soft-page-break/></text:p>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text:soft-page-break/>–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1">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text:soft-page-break/></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text:soft-page-break/>–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text:soft-page-break/></text:p>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57" text:outline-level="2">8. Стыд</text:h>
      <text:p text:style-name="P146"/>
      <text:p text:style-name="P60">~~~ Завтра на семь в библиотеке. Селестия ~~~</text:p>
      <text:p text:style-name="P60"/>
      <text:p text:style-name="P49"><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soft-page-break/>***</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text:soft-page-break/></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text:soft-page-break/>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Селестия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text:soft-page-break/>–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8"/>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text:soft-page-break/>–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3"/>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Огонь в камине разгорелся. <text:span text:style-name="T11">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text:soft-page-break/></text:p>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oft-page-break/><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51">Мне печалиться не стоит</text:p><text:p text:style-name="P151">Жизнь прекрасна и полна</text:p><text:p text:style-name="P151">Телом молода, душою —</text:p><text:p text:style-name="P151">Как дракон морской мудра</text:p><text:p text:style-name="P151"/><text:p text:style-name="P151">Я видала взлёт империй,</text:p><text:p text:style-name="P151">Я жила среди легенд,</text:p><text:p text:style-name="P151">Древней магии мистерий</text:p><text:p text:style-name="P151">Я прилежнейший студент</text:p><text:p text:style-name="P151"/><text:p text:style-name="P151">Обожаема народом,</text:p><text:p text:style-name="P151">Уважаема врагом —</text:p><text:p text:style-name="P151">Но друзья остались в прошлом,</text:p><text:p text:style-name="P151">Пустота пришла в мой дом</text:p><text:p text:style-name="P151"/><text:p text:style-name="P151">Одинока и печальна,</text:p><text:p text:style-name="P151">Недоступна и строга,</text:p><text:p text:style-name="P151">Потеряла изначальный</text:p><text:p text:style-name="P151">Смысл жизни навсегда</text:p><text:p text:style-name="P151"/><text:p text:style-name="P151">Жизнь моя теперь публична,</text:p><text:p text:style-name="P151">Жизнь моя теперь для всех,</text:p><text:p text:style-name="P151">В этом — горе, в этом — счастье,</text:p><text:p text:style-name="P151">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text:soft-page-break/></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text:span text:style-name="T1">водку</text:span> у вас принято пить?</text:p>
      <text:p text:style-name="P35"><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7"/>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text:soft-page-break/></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text:soft-page-break/>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text:soft-page-break/>–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7"><text:soft-page-break/></text:p>
      <text:p text:style-name="P37">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text:soft-page-break/></text:p>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oft-page-break/>–<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1">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text:soft-page-break/></text:p>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50">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8">***</text:p>
      <text:p text:style-name="P36"/>
      <text:p text:style-name="P36"><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9"><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9"/>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text:soft-page-break/>–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text:soft-page-break/></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text:soft-page-break/>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46"><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6"/>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7"/>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Эндж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text:soft-page-break/></text:p>
      <text:p text:style-name="P61">***</text:p>
      <text:p text:style-name="P83"/>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61"/>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3"/>
      <text:p text:style-name="P11">Я остановилась перед дверью. Четыре ярда брони отделяли меня от Эквестрии. Четыре ярда и двадцать пять лет.</text:p>
      <text:p text:style-name="P11"/>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44"/>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3"><text:span text:style-name="T1">Примечание:</text:span> <text:span text:style-name="T40">чёрный экран?</text:span></text:p>
      <text:p text:style-name="P45"/>
      <text:p text:style-name="P50">***</text:p>
      <text:p text:style-name="P49"/>
      <text:p text:style-name="P60">Дата: 12.04.<text:span text:style-name="T11">2142</text:span> А.С.</text:p>
      <text:p text:style-name="P60"><text:soft-page-break/>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44"/>
      <text:p text:style-name="P60">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 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44"/>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3">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0">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9"><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text:soft-page-break/>–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text:soft-page-break/></text:p>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text:soft-page-break/>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60">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0"/>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3">Стук стал громче.</text:p>
      <text:p text:style-name="P3"/>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oft-page-break/><text:span text:style-name="T11">– </text:span>Не скажу. Заклинания Стар Свирла Бородатог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Нет. И заводить не собираюсь!</text:span></text:p>
      <text:p text:style-name="P35"><text:span text:style-name="T11">– </text:span><text:span text:style-name="T1">Упс! Эмм… А друзья?</text:span></text:p>
      <text:p text:style-name="P35"><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9"/>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
      <text:p text:style-name="P49"><text:soft-page-break/>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1">– Г</text:span>отово. Принимай работу, хозяйка!</text:p>
      <text:p text:style-name="P49"/>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text:soft-page-break/>Единственный более-менее свободный столик был в углу, за древним музыкальным автоматом.</text:p>
      <text:p text:style-name="P49"/>
      <text:p text:style-name="P49"><text:span text:style-name="T11">– </text:span>Свободно? <text:span text:style-name="T11">– </text:span>спросил я у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pan text:style-name="T11">– </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text:p>
      <text:p text:style-name="P5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oft-page-break/><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1">– </text:span>А кто такая ниссан-пикап? И куда ты её водишь? А меня туда сводишь?</text:p>
      <text:p text:style-name="P51"/>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soft-page-break/></text:p>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6">— </text:span><text:span text:style-name="T58">эт правда?</text:span></text:p>
      <text:p text:style-name="P49"><text:span text:style-name="T16">– </text:span><text:span text:style-name="T58">Какая из? Их много, вообще-то. Ик!</text:span></text:p>
      <text:p text:style-name="P49"><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9"><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9"><text:span text:style-name="T16">– </text:span><text:span text:style-name="T58">Пока не умру?</text:span></text:p>
      <text:p text:style-name="P49"><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2"/>
      <text:p text:style-name="P52"><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
      <text:p text:style-name="P52">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
      <text:p text:style-name="P52"><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text:soft-page-break/></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4">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7"/>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
      <text:p text:style-name="P52"><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
      <text:p text:style-name="P52">За окном несколько пони работали в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
      <text:p text:style-name="P52"><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52"/>
      <text:p text:style-name="P134">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4"/>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2">Я осторожно подошёл к краю и глянул вниз.</text:p>
      <text:p text:style-name="P52">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2"/>
      <text:p text:style-name="P52"><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
      <text:p text:style-name="P52">Чёрт.</text:p>
      <text:p text:style-name="P52"/>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2"/>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2">Я поплевал на руки и сбросил рюкзак.</text:p>
      <text:p text:style-name="P52"/>
      <text:p text:style-name="P52"><text:soft-page-break/>…</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с другой стороны Провала и трясся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2"><text:soft-page-break/></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2"/>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развела копытами.</text:p>
      <text:p text:style-name="P52"/>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2"/>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
      <text:p text:style-name="P52">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39"/>
      <text:p text:style-name="P52">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2">Пегаска стояла на последнем этаже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2">Я подбежал к двери, к которой сходились красные стрелки со стилизованными изображениями пони, бегущих от огня, и стал рубить её топором.</text:p>
      <text:p text:style-name="P52"/>
      <text:p text:style-name="P52"><text:span text:style-name="T11">– Анон</text:span>, подвинься!</text:p>
      <text:p text:style-name="P52">Пегаска оттеснила меня крупом и повернулась к двери задом.</text:p>
      <text:p text:style-name="P52"/>
      <text:p text:style-name="P52">БАБАХ!!!</text:p>
      <text:p text:style-name="P52"/>
      <text:p text:style-name="P52">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
      <text:p text:style-name="P52"><text:soft-page-break/>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2"/>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
      <text:p text:style-name="P52">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ещё не слыхал, Анон!</text:p>
      <text:p text:style-name="P52"/>
      <text:p text:style-name="P52">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2"/>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
      <text:p text:style-name="P52">Пегаска задумалась. Она обернулась ко мне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
      <text:p text:style-name="P52">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oft-page-break/><text:span text:style-name="T11">– </text:span>ОГО!</text:p>
      <text:p text:style-name="P52">Единорожка аж села на крыльцо от удивления.</text:p>
      <text:p text:style-name="P52"/>
      <text:p text:style-name="P52"><text:span text:style-name="T11">– </text:span>Представля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
      <text:p text:style-name="P52">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2">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2"/>
      <text:p text:style-name="P52"><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2"><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2">Единорожка уставилась на Дэш. Та икнула и сделала вид, что увлечённо интересуется видом из окна. Трикси кивнула своим мыслям.</text:p>
      <text:p text:style-name="P52"/>
      <text:p text:style-name="P52"><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9"/>
      <text:p text:style-name="P52"><text:span text:style-name="T11">– </text:span>Не пойдёт! <text:span text:style-name="T11">– </text:span>заявил я. <text:span text:style-name="T11">– </text:span>Я уже сказал,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
      <text:p text:style-name="P52">Окно <text:s/>комнаты распахнулось. Внутрь ворвался вой сирены. Несколько полицейских фургонов промчались по улице мимо.</text:p>
      <text:p text:style-name="P52">Вот дискорд!!!</text:p>
      <text:p text:style-name="P52"><text:span text:style-name="T11">– </text:span>Трикси знала, что мы договоримся, <text:span text:style-name="T11">– </text:span>улыбнулась единорожка.</text:p>
      <text:p text:style-name="P52"/>
      <text:p text:style-name="P52">…</text:p>
      <text:p text:style-name="P39"><text:soft-page-break/></text:p>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2"><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4">Исчезновение дневной главы диархии: Эквестрия в панике!</text:span>» (статья двухдневной давности).</text:p>
      <text:p text:style-name="P52">«<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2">«<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2">«<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2"/>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text:soft-page-break/>Я зажал голову в ладонях и застонал, покачиваясь из стороны в сторону.</text:p>
      <text:p text:style-name="P52"/>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2"/>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ВА-ХА-ХА!</text:p>
      <text:p text:style-name="P52"/>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52">– Более того, Трикси поможет вам! Вы можете взять наш гастрольный фургон! В нём примат может незамеченным добраться до Понивилля.</text:p>
      <text:p text:style-name="P52"/>
      <text:p text:style-name="P52">Трикси оценивающе взглянула на меня.</text:p>
      <text:p text:style-name="P52">– Конечно, Трикси могла бы сопровождать тебя в Понивилль, человек. И даже обучить паре-другой фокусов, – единорожка сделала мне «глазки»…</text:p>
      <text:p text:style-name="P52"/>
      <text:p text:style-name="P52">…Рэйнбоу Дэш нахмурилась…</text:p>
      <text:p text:style-name="P52"/>
      <text:p text:style-name="P39"><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7"/>
      <text:h text:style-name="Heading_20_2" text:outline-level="2">17. <text:span text:style-name="T1">Деградация</text:span></text:h>
      <text:p text:style-name="P94"/>
      <text:p text:style-name="P52">– Ы! Ы! Ы! Ы! Ы!</text:p>
      <text:p text:style-name="P52">Дэш стучала лбом о сосну с такой силой, что на неё сверху падали иголки и шишки.</text:p>
      <text:p text:style-name="P52"/>
      <text:p text:style-name="P52">Я вышел из фургона и присел рядом.</text:p>
      <text:p text:style-name="P52">– Дэш! В конце-концов, мы можем спать днём, а идти ночью. Тогда я смогу тащить фургон. Не стоит тебе так мучаться.</text:p>
      <text:p text:style-name="P52"/>
      <text:p text:style-name="P52">Пегаска молча стояла, прижавшись лбом к стволу. Я продолжил.</text:p>
      <text:p text:style-name="P52"><text:soft-page-break/>– Или же мы можем нанять земнопони. Я не буду показываться из фургона, а ты строго запретишь ему совать нос внутрь.</text:p>
      <text:p text:style-name="P52"/>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
      <text:p text:style-name="P52">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2">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2"/>
      <text:p text:style-name="P52">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2">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2"/>
      <text:p text:style-name="P52">– Дэш, – сказал я беспомощно. – Если я чем-то могу помочь — только скажи…</text:p>
      <text:p text:style-name="P52">Пегаска серьёзно взглянула на меня.</text:p>
      <text:p text:style-name="P52">– Можешь.</text:p>
      <text:p text:style-name="P52">– Как? – я с готовностью подхватился с земли.</text:p>
      <text:p text:style-name="P52"/>
      <text:p text:style-name="P52">Пегаска пробормотала что-то чуть слышно.</text:p>
      <text:p text:style-name="P52">– Что? – не расслышал я.</text:p>
      <text:p text:style-name="P52">– Обними меня, – напряжённо повторила Дэш. – Ну, помнишь, как ты это сделал на крыше «Псинтела»? Мне станет легче тянуть.</text:p>
      <text:p text:style-name="P52"/>
      <text:p text:style-name="P52">Всего-то? Я пожал плечами и обнял пегаску.</text:p>
      <text:p text:style-name="P52"/>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 Гы-гы-гы, круть! Пожалуй, это даже лучше почесушек! Осталось только проверить…</text:p>
      <text:p text:style-name="P52"><text:soft-page-break/>– Проверить что? – прохрипел я. Сила объятий пегаски поражала.</text:p>
      <text:p text:style-name="P52">– Проверить, насколько круче будут обнимашки с почесушками вместе! Приступай же!</text:p>
      <text:p text:style-name="P52"/>
      <text:p text:style-name="P52">…</text:p>
      <text:p text:style-name="P52"/>
      <text:p text:style-name="P52">– Ниже… Ещё ниже… Да, между крыльями… Оххх…</text:p>
      <text:p text:style-name="P52"/>
      <text:p text:style-name="P52">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2"/>
      <text:p text:style-name="P52">– Кру-у-у-то-о-о… – прошептала Дэш с закрытыми глазами. – Это действительно крутецки круто…</text:p>
      <text:p text:style-name="P52"/>
      <text:p text:style-name="P52">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2">– Дэш, ты чего?! Какого чёрта?</text:p>
      <text:p text:style-name="P52"/>
      <text:p text:style-name="P52">Дэш раскрыла глаза. Я упёрся ладонью ей в грудь и осторожно отодвинул от себя. Пегаска разжала объятия и залилась краской.</text:p>
      <text:p text:style-name="P52">– Я… Эмм… Хотела проверить…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2"/>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гы! Что-то ты не слишком был готов к этому разу!</text:p>
      <text:p text:style-name="P52"/>
      <text:p text:style-name="P52">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2"/>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ски скучно!</text:p>
      <text:p text:style-name="P52"/>
      <text:p text:style-name="P52">Пегаска накинула на себя плащ и стала впрягаться в фургончик.</text:p>
      <text:p text:style-name="P52">– Анон, залазь внутрь. Там впереди какой-то посёлок. Купим еды и узнаем новости. И ещё, запомни одну мегаважную вещь на будущее!</text:p>
      <text:p text:style-name="P52">– Какую?</text:p>
      <text:p text:style-name="P52">– Обнимашки с почесушками, – важно сказала пегаска, – намного круче просто почесушек!</text:p>
      <text:p text:style-name="P52"/>
      <text:p text:style-name="P53">***</text:p>
      <text:p text:style-name="P52"/>
      <text:p text:style-name="P52">Сутки спустя…</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и продолжил корпеть над письмом.</text:p>
      <text:p text:style-name="P52"/>
      <text:p text:style-name="P52">«…<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3"/>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5"/>
      <text:p text:style-name="Standard"><text:span text:style-name="T20">P.S. Мне тебя не хватает. Сильно.</text:span><text:span text:style-name="T54">»</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
      <text:p text:style-name="P52">Дэш отвернулась от огня и взглянула на меня.</text:p>
      <text:p text:style-name="P52"><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
      <text:p text:style-name="P52">Проклятье! Знакомые симптомы, Анон! Не далее, как пять минут назад ты описывал их в письме Селестии.</text:p>
      <text:p text:style-name="P52">Нехорошее предчувствие закралось в душу. Я поставил кастрюлю с картошкой на печку.</text:p>
      <text:p text:style-name="P52"/>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2">– …Да ладно!</text:p>
      <text:p text:style-name="P52"/>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text:soft-page-break/>–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
      <text:p text:style-name="P52">Я мыл тарелки после ужина, когда услышал бормотание Дэш за спиной.</text:p>
      <text:p text:style-name="P52"/>
      <text:p text:style-name="P52">«И-и-и… о-о-о… эн… а-а-а… И она… П-э-э-э… о-о-о… Как эта буква называется, забери меня дискорд? Ша? Ша! Эл! А! Мммм… И она пошла… Ы-ы-ы!!!»</text:p>
      <text:p text:style-name="P52"/>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text:soft-page-break/>– Сказку!!! – подушка полетела в меня.</text:p>
      <text:p text:style-name="P52"/>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text:soft-page-break/>–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
      <text:p text:style-name="P52">Скррржжжж… Скррржжж… Скррржжж…</text:p>
      <text:p text:style-name="P52"/>
      <text:p text:style-name="P52">Снаружи раздался скрежет. В глубокой ночи, посреди абсолютной тишины, этот тихий размеренный звук таил необъяснимую угрозу.</text:p>
      <text:p text:style-name="P52"/>
      <text:p text:style-name="P52">Скррржжжж… Скррржжж…</text:p>
      <text:p text:style-name="P52"/>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
      <text:p text:style-name="P52">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2">– Что ты тут делаешь так поздно? Где твои родители? – вздохнул с облегчением я.</text:p>
      <text:p text:style-name="P52"/>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60">37 пни</text:span></text:p>
      <text:p text:style-name="P71">24пн</text:p>
      <text:p text:style-name="P71">15</text:p>
      <text:p text:style-name="P52"><text:span text:style-name="T24">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text:p text:style-name="P52">– Анон! Оглянись! – тревожно воскликнула Дэш у меня за спиной.</text:p>
      <text:p text:style-name="P52"/>
      <text:p text:style-name="P52">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Едва видные в свете луны, десятки разломов в долине внизу паутиной сходились к месту, эпицентром которого был Груммингтон.</text:p>
      <text:p text:style-name="P52"/>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text:p text:style-name="P52">– Анон, запрыгивай!</text:p>
      <text:p text:style-name="P52"/>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й же стен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2"/>
      <text:p text:style-name="P52">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2"/>
      <text:p text:style-name="P52"><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
      <text:p text:style-name="P52">Пегаска взмахнула крыльями для эффекта. Неожиданно для неё и меня, взмах крыльев подбросил её вверх на хороший метр.</text:p>
      <text:p text:style-name="P52"/>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text:p text:style-name="P52">–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2"/>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
      <text:p text:style-name="P52">Пегаска критически оглядела меня.</text:p>
      <text:p text:style-name="P52">–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вибрировать от скорости у меня в руках,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А того, что я тебя сейчас!..</text:p>
      <text:p text:style-name="P52"/>
      <text:p text:style-name="P52">ХЛОП!</text:p>
      <text:p text:style-name="P52"/>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была такой милой тогда.</text:p>
      <text:p text:style-name="P52"/>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
      <text:p text:style-name="P52"><text:soft-page-break/>Я задумался.</text:p>
      <text:p text:style-name="P52">–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
      <text:p text:style-name="P52">Пегаска всмотрелась мне в лицо, как будто видя меня впервые.</text:p>
      <text:p text:style-name="P52">– Ты имеешь ввиду, тебе утром никто не скажет: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text:soft-page-break/></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2"/>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семьдесят фунтов, – половина наших запасов картошки ухнула следом.</text:p>
      <text:p text:style-name="P52">– Я могу тащить тебя, когда ты весишь двести! – насос и запасные колеса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2"/>
      <text:p text:style-name="P52">…</text:p>
      <text:p text:style-name="P52"/>
      <text:p text:style-name="P52">Ю-ху-у-у!!!</text:p>
      <text:p text:style-name="P52"/>
      <text:p text:style-name="P52">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2">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Кантерлот. Ещё день пути — и сворачиваем к Понивиллю.</text:p>
      <text:p text:style-name="P52"><text:soft-page-break/>– А ты выдержишь?</text:p>
      <text:p text:style-name="P52">Пегаска фыркнула.</text:p>
      <text:p text:style-name="P52">– Я-то выдержу. Самокат — не уверена.</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text:p text:style-name="P52">– «Трасса 52», – прочла Дэш на табличке и почесала в затылке. – Что-то я не помню тут никаких трасс. Наверное, недавно построили.</text:p>
      <text:p text:style-name="P52"/>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text:p text:style-name="P52">– Дэ-э-эш! Тормози-и-и!!!</text:p>
      <text:p text:style-name="P52">– Чего-о-о?! Не слышу-у-у!!!</text:p>
      <text:p text:style-name="P52"/>
      <text:p text:style-name="P52">КРАК!!!</text:p>
      <text:p text:style-name="P52"/>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3"/>
      <text:p text:style-name="P63"><text:s/>В какой-то момент пришло осознание.</text:p>
      <text:p text:style-name="P63"/>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
      <text:p text:style-name="P63">В сиянии проступают очертания предметов. Дверь? Этот предмет называется «дверь»? Кровать? Капельница? Дефибриллятор?</text:p>
      <text:p text:style-name="P63">Я зажмуриваюсь от яркого света люминесцентных ламп. Откуда-то сбоку доносится неприятный зуммер и тихие фразы.</text:p>
      <text:p text:style-name="P63"/>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
      <text:p text:style-name="P63">Я открываю глаза и вижу фигуру в голубом.</text:p>
      <text:p text:style-name="P63"/>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text:p text:style-name="P63">– Больной, как вы себя чувствуете? Вы можете назвать своё имя?</text:p>
      <text:p text:style-name="P63"/>
      <text:p text:style-name="P63">Я закрываю глаза и пытаюсь вспомнить.</text:p>
      <text:p text:style-name="P63"/>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3">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text:p text:style-name="P63">– Ано-о-он! Ано-о-он! Ано-о-он!</text:p>
      <text:p text:style-name="P63"/>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3"/>
      <text:p text:style-name="P63">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3"/>
      <text:p text:style-name="P63">Я открываю глаза и вижу фигуру в голубом.</text:p>
      <text:p text:style-name="P63"/>
      <text:p text:style-name="P52">…</text:p>
      <text:p text:style-name="P52"/>
      <text:p text:style-name="P52">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
      <text:p text:style-name="P52">Я был полузадушен силой объятий пегаски.</text:p>
      <text:p text:style-name="P52"/>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2"/>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2"/>
      <text:p text:style-name="P52">Вроде, не издевается.</text:p>
      <text:p text:style-name="P52"/>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text:p text:style-name="P52"><text:soft-page-break/>– Я бегаю ещё хуже, чем ты таскаешь фургоны. То есть, чуть лучше, чем никак.</text:p>
      <text:p text:style-name="P52"/>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2"><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2"/>
      <text:p text:style-name="P52">Два дня спустя…</text:p>
      <text:p text:style-name="P52"/>
      <text:p text:style-name="P52"><text:soft-page-break/>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40"/>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пасть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4"/>
      <text:p text:style-name="P54">– Ну что, отправляемся? – Дэш свесилась с носа, глядя в зеленоватую воду. – Как лодку назовёшь, кэп?</text:p>
      <text:p text:style-name="P54">– «Две банки»<text:span text:style-name="T11">,</text:span>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
      <text:p text:style-name="P54">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4"/>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61">Я не давал ей повода!</text:span></text:p>
      <text:p text:style-name="P69"/>
      <text:p text:style-name="P54">– Это не твоё дело! – рявкнул я.</text:p>
      <text:p text:style-name="P54">– Ах, не моё?! Не моё после побега из Псинтела?! Не моё после обнимашек в фургоне?! Не моё после трассы 52?!! Ты… Ты…</text:p>
      <text:p text:style-name="P54">– Что «я»??!</text:p>
      <text:p text:style-name="P54">– Ты… ты неискренний со мной! Так нечестно!!!</text:p>
      <text:p text:style-name="P54">–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4">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4"><text:soft-page-break/></text:p>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
      <text:p text:style-name="P54"><text:soft-page-break/>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6">…</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5"/>
      <text:p text:style-name="P66">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6"/>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
      <text:p text:style-name="P54">Хлоп! Мы с пегаской болтаемся в магической ауре в метре от пола, беспомощно дергая ногами и крыльями. У меня возникло чувство дежавю.</text:p>
      <text:p text:style-name="P54">Когда растрепанная заучка с бегающими глазками и недоброй ухмылочкой вышла из темноты, мне поплохело.</text:p>
      <text:p text:style-name="P54"/>
      <text:p text:style-name="P54">Ни слова ни говоря, Твайлайт отперла дверь в подвал и потащила меня за собой.</text:p>
      <text:p text:style-name="P54"/>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4"/>
      <text:p text:style-name="P54">ХРУСТЬ!</text:p>
      <text:p text:style-name="P54"/>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
      <text:p text:style-name="P54"><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4"/>
      <text:p text:style-name="P54"><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4"/>
      <text:p text:style-name="P54">Я молча дёргался, пытаясь сломать браслеты.</text:p>
      <text:p text:style-name="P54"/>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
      <text:p text:style-name="P54">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4"/>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4">Скальпель с огромной скоростью метнулся ко мне.</text:p>
      <text:p text:style-name="P54"/>
      <text:p text:style-name="P54"><text:span text:style-name="T11">– </text:span>А-А-А-А-А-А!!!</text:p>
      <text:p text:style-name="P54">Вжик-вжик-вжик!</text:p>
      <text:p text:style-name="P54"/>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1">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
      <text:p text:style-name="P54"><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4"/>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
      <text:p text:style-name="P54"><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
      <text:p text:style-name="P54">Твайлайт вытащила воронку из аппарата и приставила её к моей груди. За воронкой к ящику тянулся толстый гофрированный шланг.</text:p>
      <text:p text:style-name="P54"/>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4"/>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
      <text:p text:style-name="P54">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
      <text:p text:style-name="P54">Мой полёт сквозь усыпанную звёздами сине-зелёную мглу закончился столкновением с чем-то мягким.</text:p>
      <text:p text:style-name="P54"/>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магический резонанс так среагирует на…</text:p>
      <text:p text:style-name="P54"/>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5">***</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
      <text:p text:style-name="P54">Я прыгал на одной ноге, натягивая джинсы.</text:p>
      <text:p text:style-name="P54"><text:span text:style-name="T11">– </text:span>Они лежали в нагрудном кармане рубашки.</text:p>
      <text:p text:style-name="P54"/>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
      <text:p text:style-name="P54"><text:span text:style-name="T11">– </text:span>Вот, прибрался малёхо. Но с потолка сажу ещё не успел отчистить, там стремянка нужна.</text:p>
      <text:p text:style-name="P54"><text:soft-page-break/><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4"/>
      <text:p text:style-name="P54">Я отдышался. Поняхи участливо смотрели на меня, выискивая признаки успокоения.</text:p>
      <text:p text:style-name="P54"/>
      <text:p text:style-name="P54"><text:span text:style-name="T11">– </text:span>Отпустите. Я уже правильный, <text:span text:style-name="T11">– </text:span>наконец произнёс я.</text:p>
      <text:p text:style-name="P54"/>
      <text:p text:style-name="P54">Пинки, Дэш и Твайлайт слезли с горы подушек, наваленных на меня во время эмоционального взрыва. Эпплджек встала с ног.</text:p>
      <text:p text:style-name="P54"/>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4"/>
      <text:p text:style-name="P54">…</text:p>
      <text:p text:style-name="P54"><text:soft-page-break/></text:p>
      <text:p text:style-name="P54"><text:span text:style-name="T11">– </text:span>Ты точно знаешь, што делаешь? 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М</text:span>не, к-к-кажется, нужно пойти п-п-покормить Энджела… Я, эмм, скоро вернусь…</text:p>
      <text:p text:style-name="P54"><text:span text:style-name="T11">– </text:span>Флатти, мы же договаривались! Это абсолютно, я подчёркиваю, абсолютно безопасно!</text:p>
      <text:p text:style-name="P54"><text:span text:style-name="T11">– </text:span>Т-т-ты и в прошлый раз так же г-г-говорила… Я… Я не могу… Я просто не могу…</text:p>
      <text:p text:style-name="P54"><text:span text:style-name="T11">– </text:span>Флатти!</text:p>
      <text:p text:style-name="P54"><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4"><text:span text:style-name="T11">– </text:span>НЕТ! Я… Я согласна! Только з-з-завяжите мне глаза, п-п-пожалуйста…</text:p>
      <text:p text:style-name="P54"><text:span text:style-name="T11">– Кобылки</text:span>, приготовились! Начинаю обратный отсчёт! Десять! Девять! Восемь! Семь!</text:p>
      <text:p text:style-name="P54"/>
      <text:p text:style-name="P54">Гудение синхрофазотрона усилилось. Картинка у меня перед глазами поплыла.</text:p>
      <text:p text:style-name="P54"/>
      <text:p text:style-name="P54"><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4"/>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4"/>
      <text:p text:style-name="P54">Я вглядываюсь в далёкую вершину.</text:p>
      <text:p text:style-name="P54"/>
      <text:p text:style-name="P54">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4"/>
      <text:p text:style-name="P54">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
      <text:p text:style-name="P54"><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4">Плотный квадратик письма сразу же попадается под руку в дупле.</text:p>
      <text:p text:style-name="P54"/>
      <text:p text:style-name="P64">«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4">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4">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4">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4">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4">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4">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4">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6"/>
      <text:p text:style-name="P64"><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4"/>
      <text:p text:style-name="P54">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4"/>
      <text:p text:style-name="P54">Я мчусь к мосту.</text:p>
      <text:p text:style-name="P54"><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4"/>
      <text:p text:style-name="P54">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4">Через Провал перекинут потрёпанный верёвочный мост.</text:p>
      <text:p text:style-name="P54"/>
      <text:p text:style-name="P54">Я переправляюсь через пропасть.</text:p>
      <text:p text:style-name="P54"/>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50">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9"/>
      <text:p text:style-name="P54">Мириады пульсирующих нитей сходятся к центру комнаты, где на матрасе лежит обтянутый шкурой скелет аликорна.</text:p>
      <text:p text:style-name="P54"/>
      <text:p text:style-name="P54">Я осторожно пересекаю комнату, разгребаю образовавшийся сугроб снега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
      <text:p text:style-name="P54">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4"/>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
      <text:p text:style-name="P54">Смех скелета похож на кашель.</text:p>
      <text:p text:style-name="P54"><text:soft-page-break/></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 ТЫ НИЧЕГО НЕ СМОЖЕШЬ!!!</text:p>
      <text:p text:style-name="P54"/>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4">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4">Доволен? Вот что ты узнал своим экспериментом! Твайлайт зря старалась…</text:p>
      <text:p text:style-name="P54"/>
      <text:p text:style-name="P54">Луна снова закашливается едким смехом и отпивает из вазы, стоящей на полу рядом с матрацем. На кромке вазы остаётся кровавый след.</text:p>
      <text:p text:style-name="P40"/>
      <text:p text:style-name="P54"><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4"/>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
      <text:p text:style-name="P54"><text:span text:style-name="T11">– </text:span>Но что в Нашей власти — так это вышвырнуть тебя отсюда!</text:p>
      <text:p text:style-name="P54">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4"/>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p>
      <text:p text:style-name="P54"><text:span text:style-name="T11">– </text:span>Кимеринн погиб, чтобы ты жил!</text:p>
      <text:p text:style-name="P54">Шаг назад.</text:p>
      <text:p text:style-name="P54"/>
      <text:p text:style-name="P54"><text:span text:style-name="T11">– </text:span>Сестра утратила магию и развоплотилась из-за тебя!</text:p>
      <text:p text:style-name="P54">Шаг назад.</text:p>
      <text:p text:style-name="P54"/>
      <text:p text:style-name="P54"><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
      <text:p text:style-name="P54">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4"/>
      <text:p text:style-name="P54">Я проваливаюсь в сине-зелёную мглу, усыпанную звёздами.</text:p>
      <text:p text:style-name="P54"/>
      <text:p text:style-name="P55">***</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4"/>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4"/>
      <text:p text:style-name="P69">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4"/>
      <text:p text:style-name="P54">Ближе.</text:p>
      <text:p text:style-name="P54"/>
      <text:p text:style-name="P54">Тело ощущает дискомфорт от низкочастотной вибрации, как будто рядом проходит поезд.</text:p>
      <text:p text:style-name="P54"/>
      <text:p text:style-name="P54">Ещё ближе.</text:p>
      <text:p text:style-name="P54"/>
      <text:p text:style-name="P54">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4"/>
      <text:p text:style-name="P54"><text:soft-page-break/>Совсем близко.</text:p>
      <text:p text:style-name="P54"/>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
      <text:p text:style-name="P54">Я киваю ей в ответ. Мне понятно, почему.</text:p>
      <text:p text:style-name="P54"/>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7"><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4"/>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4"/>
      <text:p text:style-name="P54">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
      <text:p text:style-name="P54"><text:soft-page-break/><text:span text:style-name="T11">– </text:span>Ну што? Увидел што-нибудь, сахарок?</text:p>
      <text:p text:style-name="P54">Пони уставились на меня с надеждой.</text:p>
      <text:p text:style-name="P54"/>
      <text:p text:style-name="P54"><text:span text:style-name="T11">– </text:span>Да.</text:p>
      <text:p text:style-name="P54">Откровение давило на психику как тонна кирпичей. Я не знал, что им сказать. Я не мог.</text:p>
      <text:p text:style-name="P54"/>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
      <text:p text:style-name="P54">Тишина сменилась гулом голосов. Пони вполголоса обсуждали ситуацию, посматривая на меня и почёсывая в затылках.</text:p>
      <text:p text:style-name="P54"/>
      <text:p text:style-name="P54"><text:span text:style-name="T11">– </text:span>Конски яблоки! Вот это поворот! А мне так хотелось узнать, што за нечисть тут орудует!</text:p>
      <text:p text:style-name="P54"><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4">…</text:p>
      <text:p text:style-name="P54"/>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
      <text:p text:style-name="P54">Твайлайт протёрла доску тряпочкой и нарисовала на ней коробку.</text:p>
      <text:p text:style-name="P54"><text:span text:style-name="T11">– </text:span>Предположим, в коробке заперт кот!</text:p>
      <text:p text:style-name="P40"/>
      <text:p text:style-name="P54"><text:span text:style-name="T11">Н</text:span>арисованный кот упирался лапами в крышку коробки, явно пытаясь выбраться.</text:p>
      <text:p text:style-name="P54"/>
      <text:p text:style-name="P54"><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4"><text:span text:style-name="T11">– </text:span>Бедный котик! <text:span text:style-name="T11">– </text:span>прошептала Флаттершай.</text:p>
      <text:p text:style-name="P54"/>
      <text:p text:style-name="P54"><text:soft-page-break/>Я насторожился, услышав знакомое название.</text:p>
      <text:p text:style-name="P54"/>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
      <text:p text:style-name="P54">Твайлайт прокашлялась, отпила из графина и продолжила.</text:p>
      <text:p text:style-name="P54"/>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
      <text:p text:style-name="P54">Пони молчали, переваривая информацию. Дэш с отсутствующим видом следила за пауком на потолке.</text:p>
      <text:p text:style-name="P54"/>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
      <text:p text:style-name="P54">Я поднял руку, прося слово. Пони обернулись на меня и затихли.</text:p>
      <text:p text:style-name="P54"/>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
      <text:p text:style-name="P54">…</text:p>
      <text:p text:style-name="P54"/>
      <text:p text:style-name="P54"><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
      <text:p text:style-name="P54"><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4"><text:soft-page-break/>В голосе лавандовой единорожки звучал металл. Мы опять полетели к Твайлайт.</text:p>
      <text:p text:style-name="P54"/>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
      <text:p text:style-name="P54">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
      <text:p text:style-name="P54"><text:span text:style-name="T11">– О</text:span>хренеть! <text:span text:style-name="T11">– </text:span>чертыхнулся Спайк. <text:span text:style-name="T11">– </text:span><text:s/>Твай, она создаёт сферу стихий!</text:p>
      <text:p text:style-name="P54"><text:soft-page-break/><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50">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
      <text:p text:style-name="P54">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
      <text:p text:style-name="P54">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
      <text:p text:style-name="P54"><text:soft-page-break/>Через некоторое время этой крохотн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oft-page-break/><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0"/>
      <text:p text:style-name="P54"><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4">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4"/>
      <text:p text:style-name="P54">Кажется, ты придумал, как отомстить надменной кобыле, Анон!</text:p>
      <text:p text:style-name="P54"/>
      <text:p text:style-name="P54">Напрягая силу воли, я отдал приказ непослушному телу. Ладонь стала плавно сжиматься.</text:p>
      <text:p text:style-name="P40">–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0"/>
      <text:p text:style-name="P40"><text:soft-page-break/>Моя ладонь сжала проезжающий мимо нос Луны. Гневная тирада ночной аликорницы завершилась трубным рёвом.</text:p>
      <text:p text:style-name="P54">С громким хлопком время восстановило свой ход, сознания воссоединились, все попадали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4"/>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
      <text:p text:style-name="P54">Я задумался. Как объяснить ей, не рассказывая основное? То, от чего весь мир остановится? Как описать частность, не раскрыв суть?</text:p>
      <text:p text:style-name="P54"/>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4"/>
      <text:p text:style-name="P54"><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4">Нет, только не это! Только не из-за меня! Ну хватит же! Я не могу быть виноватым во всех бедах Эквестрии!</text:p>
      <text:p text:style-name="P54"/>
      <text:p text:style-name="P54"><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4"/>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Селестия. Она стояла в очереди к Чёрному Экрану. А за экраном…</text:p>
      <text:p text:style-name="P54"/>
      <text:p text:style-name="P54">Будь что будет, Анон! Молись, чтобы клочок информации не привёл к глобальной катастрофе!</text:p>
      <text:p text:style-name="P54"/>
      <text:p text:style-name="P54"><text:span text:style-name="T11">– А з</text:span>а экраном был мой мир. Я узнал его!</text:p>
      <text:p text:style-name="P54"/>
      <text:p text:style-name="P54">Ничего не изменилось. В разговор встряла Твайлайт, до этого тихо стоявшая в сторонке.</text:p>
      <text:p text:style-name="P54"><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4"/>
      <text:p text:style-name="P54">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4"/>
      <text:p text:style-name="P54"><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4"><text:soft-page-break/>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4"/>
      <text:p text:style-name="P54">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4"/>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4"/>
      <text:p text:style-name="P54">Единорожка вернулась в библиотеку. Некоторое время мы с Луной молча слушали звуки засыпающего Понивилля.</text:p>
      <text:p text:style-name="P54"/>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40"/>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в Эквестрии с его помощью?</text:p>
      <text:p text:style-name="P54"/>
      <text:p text:style-name="P54">Аликорница смутилась.</text:p>
      <text:p text:style-name="P54"><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
      <text:p text:style-name="P54">Я присмотрелся к ночной принцессе с подозрением. Что она знает о нас с Селестией?</text:p>
      <text:p text:style-name="P54"/>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54"/>
      <text:p text:style-name="P54">Дружеский интим «для здоровья» всё ещё вызывает в тебе досаду, Анон!</text:p>
      <text:p text:style-name="P54"/>
      <text:p text:style-name="P49">Луна бросила на меня тяжёлый взгляд.</text:p>
      <text:p text:style-name="P52"><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
      <text:p text:style-name="P49"><text:span text:style-name="T17">–</text:span> Тогда зачем она..?</text:p>
      <text:p text:style-name="P49"><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
      <text:p text:style-name="P52">У аликорницы отвалилась челюсть.</text:p>
      <text:p text:style-name="P52"><text:span text:style-name="T18">–</text:span> Другие? Кто ещё?<text:span text:style-name="T11"> </text:span>С кем ещё у тебя были… отношения?</text:p>
      <text:p text:style-name="P49"><text:span text:style-name="T17">–</text:span> С Рэйнбоу Дэш, <text:span text:style-name="T17">–</text:span> ответил я несчастным голосом. <text:span text:style-name="T17">–</text:span> И, может быть, с Пинки.</text:p>
      <text:p text:style-name="P49"><text:span text:style-name="T17">–</text:span> А ты живчик, <text:span text:style-name="T17">–</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9"><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40">– Очень мне надо врать! – возмутился я. – Сел исцелила меня в Кантерлоте с помощью заместительной терапии.</text:p>
      <text:p text:style-name="P40"/>
      <text:p text:style-name="P40">Луна вскинула копыто к <text:span text:style-name="T1">виску</text:span> и закатила глаза.</text:p>
      <text:p text:style-name="P49"><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
      <text:p text:style-name="P54">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4"/>
      <text:p text:style-name="P40">Луна вздохнула и повернулась ко мне.</text:p>
      <text:p text:style-name="P49"><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9"/>
      <text:p text:style-name="P49">Аликорница фыркнула.</text:p>
      <text:p text:style-name="P49"><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
      <text:p text:style-name="P54">Я пожал плечами и спустился с пегаской вниз, к компании.</text:p>
      <text:p text:style-name="P54"/>
      <text:h text:style-name="P158" text:outline-level="2"><text:soft-page-break/><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
      <text:p text:style-name="P54">Тук-тук-тук!</text:p>
      <text:p text:style-name="P54"/>
      <text:p text:style-name="P54"><text:span text:style-name="T11">– Анон</text:span>, ты тут? <text:span text:style-name="T11">–</text:span>Дэш просунула нос в дверь, не дожидаясь отклика. <text:span text:style-name="T11">– </text:span>Ага, вот ты где! Я с тобой!</text:p>
      <text:p text:style-name="P54">Пегаск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Дэш.</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4"/>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50">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4"/>
      <text:p text:style-name="P54">Я мило улыбнулся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
      <text:p text:style-name="P54">Аликорница обвела присутствующих долгим взглядом и начала.</text:p>
      <text:p text:style-name="P54"><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4"/>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4">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4">С этими словами аликорница развернула свиток, достигший нижним концом пола.</text:p>
      <text:p text:style-name="P54">Твайлайт схватилась за голову.</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text:soft-page-break/></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
      <text:p text:style-name="P54">Заросли можжевельника раздвинулись, пропуская синюю единорожку.</text:p>
      <text:p text:style-name="P54"/>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4"/>
      <text:p text:style-name="P54">Индиго молча села возле меня. Потом она всхлипнула. Потом тяжело вздохнула.</text:p>
      <text:p text:style-name="P54">– Пожалуйста, скажи мне, что с ними.</text:p>
      <text:p text:style-name="P54"><text:soft-page-break/></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
      <text:p text:style-name="P54">Индиго хмуро взглянула на меня.</text:p>
      <text:p text:style-name="P54">–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
      <text:p text:style-name="P54">В серебряной коробке вместо книги лежал одинокий листок бумаги.</text:p>
      <text:p text:style-name="P64"><text:soft-page-break/></text:p>
      <text:p text:style-name="P64">«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4"/>
      <text:p text:style-name="P54">«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4"/>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4"/>
      <text:p text:style-name="P54">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4">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4">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4"><text:soft-page-break/></text:p>
      <text:p text:style-name="P54">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4"/>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
      <text:p text:style-name="P54">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4"/>
      <text:p text:style-name="P54">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Беседующие остановились прямо у колонны, за которой сидел я.</text:p>
      <text:p text:style-name="P54"/>
      <text:p text:style-name="P54"><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4"/>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text:p text:style-name="P54">Я поднялся.</text:p>
      <text:p text:style-name="P54">–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4">Луна сочувственно кивнула.</text:p>
      <text:p text:style-name="P54">–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4">Я понимающе покачал головой. Чёрная фурия была не так уж плоха, если узнать её получше!</text:p>
      <text:p text:style-name="P54">Аликорница смущённо улыбнулась.</text:p>
      <text:p text:style-name="P54">–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4"><text:soft-page-break/>– О, да! Классно играют! Впервые слышу в Эквестрии такую продвинутую музыку.</text:p>
      <text:p text:style-name="P54">Луна вздохнула.</text:p>
      <text:p text:style-name="P54">–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4"/>
      <text:p text:style-name="P54">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4">–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4">Принц позеленел, промычал нечто нечленораздельное и махнул копытом носильщикам двигаться дальше.</text:p>
      <text:p text:style-name="P54"/>
      <text:p text:style-name="P54">Во дворце, вручив мне тяжёлую шкатулку серебряной окантовки с хрустальным шаром на крышке,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
      <text:p text:style-name="P54">Она что,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4"/>
      <text:p text:style-name="P54">Перепрыгивая через две ступеньки я достиг вершины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9"/>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
      <text:p text:style-name="P54">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4"/>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4"/>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4"/>
      <text:p text:style-name="P54">Штурвал заклинило. Бля!!!</text:p>
      <text:p text:style-name="P54"/>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
      <text:p text:style-name="P54">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
      <text:p text:style-name="P54">Замок.</text:p>
      <text:p text:style-name="P54">Проклятье, что с замком?!</text:p>
      <text:p text:style-name="P54"/>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
      <text:p text:style-name="P54">А я-то был в воздухе, в ста метрах над землёй! В воздухе, блядь, а не на земле!</text:p>
      <text:p text:style-name="P54"/>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
      <text:p text:style-name="P54">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text:soft-page-break/></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8"/>
      <text:p text:style-name="P54">Я обернулся.</text:p>
      <text:p text:style-name="P54"/>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
      <text:p text:style-name="P54">БЛЯ!!!</text:p>
      <text:p text:style-name="P54">Какая тупица закрыла двери?</text:p>
      <text:p text:style-name="P54"/>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text:soft-page-break/>–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идиотом.</text:p>
      <text:p text:style-name="P54"/>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6"/>
      <text:p text:style-name="P54">Скалу ощутимо тряхнуло. Грибной суп выплеснулся из супницы на стол.</text:p>
      <text:p text:style-name="P54">– Конски яблоки! Четвёртый день уж волокут. Могли б и научиться наконец-то, – проворчала Эпплджек с набитым ртом.</text:p>
      <text:p text:style-name="P54"/>
      <text:p text:style-name="P54">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4">«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у железной дороги.</text:p>
      <text:p text:style-name="P54">– Эй-Джей, гляди, твоя ферма! Я даже Биг Мака вижу. Вон, дрыхнет в стогу, – Дэш указала на красную точку в поле на окраине городка.</text:p>
      <text:p text:style-name="P54">–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4"/>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4"/>
      <text:p text:style-name="P54">– Итак, через день мы достигнем цели. 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
      <text:p text:style-name="P54">Я вспомнил, как мы драпали из замка, но промолчал.</text:p>
      <text:p text:style-name="P54"/>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
      <text:p text:style-name="P54">Я продемонстрировал ночной принцессе шкатулку с беспорядочно мечущейся стрелкой.</text:p>
      <text:p text:style-name="P54"/>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
      <text:p text:style-name="P54">Дэш подняла копыто.</text:p>
      <text:p text:style-name="P54">– Если я правильно врубилась, нам надо навести в болоте шороху при посадке? Чтоб ничего не дёргалось? Это для меня — фигня! Было б о чём говорить.</text:p>
      <text:p text:style-name="P54"/>
      <text:p text:style-name="P54">Все, включая меня, вытаращились на пегаску с великим удивлением. Дискорд покрутил когтем у виска.</text:p>
      <text:p text:style-name="P54"/>
      <text:p text:style-name="P54">– Я могу влупить по болоту радужным ударом, – объяснила пегаска. – Ручаюсь, после этого пландерсидам будет не до нас.</text:p>
      <text:p text:style-name="P54"/>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4"/>
      <text:p text:style-name="P54">Драконикус для наглядности плюнул. Плевок затормозил у потолка, изменил направление на девяносто градусов и вылетел в окно.</text:p>
      <text:p text:style-name="P54"/>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4"/>
      <text:p text:style-name="P54">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text:p text:style-name="P54"><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4"/>
      <text:p text:style-name="P54">Луна с шумом захлопнула справочник.</text:p>
      <text:p text:style-name="P54">–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
      <text:p text:style-name="P54">Луна нахмурилась.</text:p>
      <text:p text:style-name="P54">– Мы видим, у тебя уже есть готовое решение. Говори.</text:p>
      <text:p text:style-name="P54"/>
      <text:p text:style-name="P54">Дискорд устроился поудобнее и демонстративно поправил бейсболку со <text:span text:style-name="T24">«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4"/>
      <text:p text:style-name="P54">Луна скосила глаза на меня в немом вопросе. <text:s/>Я не увидел ответную мимику Дискорда — тот повернулся ко мне спиной.</text:p>
      <text:p text:style-name="P54"/>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text:soft-page-break/></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1">*</text:p>
      <text:p text:style-name="P40"/>
      <text:p text:style-name="P49"><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4">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
      <text:p text:style-name="P54">Я почувствовал резкую боль. Отдёрнув руку, я увидел на пальце кровь из ранки. </text:p>
      <text:p text:style-name="P54">Дэш смутилась.</text:p>
      <text:p text:style-name="P54"><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4"/>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
      <text:p text:style-name="P54">Розовая пони уселась на круп, копытами оттянула веки и высунула язык, сотворив совершенно безумную мордаху.</text:p>
      <text:p text:style-name="P54"/>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лучшие.</text:p>
      <text:p text:style-name="P54">– А я — лучшая из лучших! – похлопала себя в грудь Дэш. – Не забывай об этом!</text:p>
      <text:p text:style-name="P54"/>
      <text:p text:style-name="P54">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
      <text:p text:style-name="P54"><text:soft-page-break/>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
      <text:p text:style-name="P54">Сарказм скроет твою <text:s/>печаль, Анон!</text:p>
      <text:p text:style-name="P54"/>
      <text:p text:style-name="P54">–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4"/>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6"/>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text:soft-page-break/>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
      <text:p text:style-name="P49">Или, может быть, в тебе, Анон, если ты до сих пор пытаешься судить о пони по стандартам мира людей?</text:p>
      <text:p text:style-name="P49"/>
      <text:p text:style-name="P49">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
      <text:p text:style-name="P49">Пегаска, не услышав от меня слов восхищения, надулась.</text:p>
      <text:p text:style-name="P49">–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
      <text:p text:style-name="P49"><text:soft-page-break/>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пегаски,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6"/>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50">Центурия <text:span text:style-name="T51">– военное подразделение в 100 солдат</text:span></text:p></text:note-body></text:note> в последний бой.</text:p>
      <text:p text:style-name="P49"/>
      <text:p text:style-name="P49"><text:soft-page-break/>Аликорница легонько коснулась крылом моего плеча.</text:p>
      <text:p text:style-name="P49">– Будь храбр. Будь стоек. Будь силён. Что бы ни случилось, помни: Эквестрия с тобой. Эквестрия в тебе. Навсегда. И всегда. Удачи, солдат!</text:p>
      <text:p text:style-name="P49"/>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text:soft-page-break/>Пегаска кивнула.</text:p>
      <text:p text:style-name="P49">–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9"/>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
      <text:p text:style-name="P49">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9">Мечты — мечты. Я горько улыбнулся своим мыслям.</text:p>
      <text:p text:style-name="P49"/>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text:soft-page-break/></text:p>
      <text:p text:style-name="P49">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
      <text:p text:style-name="P49">Спокойно, Анон, всё под контролем. Просто доверься ей.</text:p>
      <text:p text:style-name="P49"/>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text:soft-page-break/>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5"/>
      <text:p text:style-name="P49">И прежде чем я успел что-либо осмыслить, из дальнего закутка моей души вырвался ответ.</text:p>
      <text:p text:style-name="P95"/>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5"/>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
      <text:p text:style-name="P49">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9">И словно частички радуги, крохотные капельки срывались с гривы и падали мне на щеку.</text:p>
      <text:p text:style-name="P49">Одна, вторая, третья. Откуда дождь? Мы же над облаками? Я попробовал влагу на вкус.</text:p>
      <text:p text:style-name="P49">Солёная.</text:p>
      <text:p text:style-name="P49">Проклятье! Я хотел избежать этого.</text:p>
      <text:p text:style-name="P49"/>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text:soft-page-break/></text:p>
      <text:p text:style-name="P49">Отцепив пегаску от «Королевы Лорен», я тихо спросил её:</text:p>
      <text:p text:style-name="P52">–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фига? У тебя глюки, Анон?</text:p>
      <text:p text:style-name="P52"/>
      <text:p text:style-name="P52">Её наигранная весёлость только утвердила меня в своей правоте. Я осторожно снял с Дэш громадные противосолнечные очки.</text:p>
      <text:p text:style-name="P52"/>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4">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
      <text:p text:style-name="P54">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4"/>
      <text:p text:style-name="P54">Предупреждая зарождающуюся панику, аликорница подняла копыто.</text:p>
      <text:p text:style-name="P54">–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4">Аликорница подошла к нам и замерла в ожидании. Тяжкое чувство накрыло меня.</text:p>
      <text:p text:style-name="P54"/>
      <text:p text:style-name="P54">– Вижу! – наконец, нарушила молчание Пинки.</text:p>
      <text:p text:style-name="P54">Она оторвалась от подзорной трубы и указала вдаль.</text:p>
      <text:p text:style-name="P54"><text:soft-page-break/></text:p>
      <text:p text:style-name="P54">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
      <text:p text:style-name="P54">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
      <text:p text:style-name="P54">Я снова пригнулся к подзорной трубе и принялся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бери, как???</text:p>
      <text:p text:style-name="P54"/>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50">Манипула <text:span text:style-name="T51">–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
      <text:p text:style-name="P54">Ага, сейчас!</text:p>
      <text:p text:style-name="P54"><text:soft-page-break/></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4"/>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text:p text:style-name="P54">– Рэйнбоу Дэш, твой выход, – обратилась к пегаске Луна. – А также Наш. И да пребудет с нами удача!</text:p>
      <text:p text:style-name="P54"/>
      <text:p text:style-name="P54">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4">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
      <text:p text:style-name="P54">Луна, убедившись, что с пегаской всё в порядке, подошла ко мне, подволакивая ногу.</text:p>
      <text:p text:style-name="P54">–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4"/>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text:p>
      <text:p text:style-name="P54">–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4"/>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4"/>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0"><text:soft-page-break/></text:p>
      <text:p text:style-name="P57">…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7">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text:p text:style-name="P54">– Что за..? О небо!!!</text:p>
      <text:p text:style-name="P54"/>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4">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4"/>
      <text:p text:style-name="P54">О БОГИ!!!</text:p>
      <text:p text:style-name="P54"/>
      <text:p text:style-name="P54">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text:soft-page-break/></text:p>
      <text:p text:style-name="P54">– Ох, Селестия милосердная… Кракен… Этого не было в расчётах… – бормочет Твайлайт.</text:p>
      <text:p text:style-name="P54">Мы завороженно смотрим на хтоническое чудовище, подымающееся из тёмных вод.</text:p>
      <text:p text:style-name="P54"/>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4">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4"/>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4"/>
      <text:p text:style-name="P54">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4">Дэш что-то шепчет на ухо Луне, та кивает в согласии. Пегаска стрелой взмывает с колесницы.</text:p>
      <text:p text:style-name="P54"/>
      <text:p text:style-name="P54">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
      <text:p text:style-name="P54">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4"/>
      <text:p text:style-name="P54">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4"/>
      <text:p text:style-name="P54">–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text:p text:style-name="P54">– Берегись!!!</text:p>
      <text:p text:style-name="P54">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4">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text:p>
      <text:p text:style-name="P54"/>
      <text:p text:style-name="P54">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4">Я принимаю вертикальное положение. Возле меня осыпавшиеся замшелые стены без крыши и… Дэш.</text:p>
      <text:p text:style-name="P54"/>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p text:style-name="P54">– <text:span text:style-name="T61">А ч</text:span>то случилось с кракеном?</text:p>
      <text:p text:style-name="P54">–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4"><text:soft-page-break/></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
      <text:p text:style-name="P54">Пегаска чешет копытом в затылке.</text:p>
      <text:p text:style-name="P54">– Могу, конечно. Но пока я сюда спускалась, меня трижды чуть не сбили.</text:p>
      <text:p text:style-name="P54"/>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
      <text:p text:style-name="P54">Прекрасно! Просто прекрасно!</text:p>
      <text:p text:style-name="P54">Я спускаюсь вниз, сажусь на обломок стены и обхватываю голову руками.</text:p>
      <text:p text:style-name="P54"/>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text:p text:style-name="P54">– Анон… – касается крылом моего плеча Дэш. – Не время хандр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4"><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
      <text:p text:style-name="P54">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
      <text:p text:style-name="P54">Мы спускаемся в темноту древнего хода.</text:p>
      <text:p text:style-name="P54">Триста метров. Каких-то грёбанных триста метров!</text:p>
      <text:p text:style-name="P54"/>
      <text:p text:style-name="P54">…</text:p>
      <text:p text:style-name="P54"/>
      <text:p text:style-name="P54">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4"/>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54"/>
      <text:p text:style-name="P1"><text:span text:style-name="T30">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
      <text:p text:style-name="P54">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text:p>
      <text:p text:style-name="P35">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4"/>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1">~~~~~</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встречал это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6</text:span>. <text:span text:style-name="T1">Терра. Воскресенье-понедельник</text:span></text:h>
      <text:h text:style-name="P159" text:outline-level="3">Воскресенье</text:h>
      <text:p text:style-name="P49"/>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9"/>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Нельсон, старик, что ж ты? – пробормотал я.</text:p>
      <text:p text:style-name="P49"/>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9"/>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text:soft-page-break/></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text:p text:style-name="P58">– Что тут у нас? – заглянул мне через плечо Дискорд.</text:p>
      <text:p text:style-name="P58">Пять стрелок компаса указывали в пяти направлениях.</text:p>
      <text:p text:style-name="P58">–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text:p>
      <text:p text:style-name="P58">– Хорошо, хоть от моей заначки в Эогиппе кое-что осталось, не всё на тебя протрынькал,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9"/>
      <text:p text:style-name="P59">***</text:p>
      <text:p text:style-name="P58"/>
      <text:p text:style-name="P37"><text:span text:style-name="T2">… Вот дерьмо</text:span>! Это уже <text:span text:style-name="T1">чересчур</text:span>! Мне даже материться не хотелось.</text:p>
      <text:p text:style-name="P37"/>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7"/>
      <text:p text:style-name="P37">– Ты уверен, что она тут? – безнадёжно переспросил я.</text:p>
      <text:p text:style-name="P37">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49"/>
      <text:p text:style-name="P54">– Алекс… Ничего, что я так поздно?</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
      <text:p text:style-name="P1"><text:span text:style-name="T30">– 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4">– И слышать тоже.</text:p>
      <text:p text:style-name="P54">– Говорят, ты шалить начал? Нэш, тестовая задача номер шестнадцать.</text:p>
      <text:p text:style-name="P54"><text:soft-page-break/>– Принял к исполнению. «Выживание корпорации в условиях жёсткой конкуренции с ограниченными ресурсами. Случай 16».</text:p>
      <text:p text:style-name="P54"/>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6"/>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text:p text:style-name="P66">– Я отлучусь на пару деньков… Не скучайте тут без меня. Ждите дома. Вернусь с Сахарной Ваткой в обнимку — верь мне! Бу-га-га!</text:p>
      <text:p text:style-name="P66"/>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59"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6"/>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1"/>
      <text:p text:style-name="P111">Я с удивлением повернулся к притихшей Флаттершай.</text:p>
      <text:p text:style-name="P111">– А как?</text:p>
      <text:p text:style-name="P111"/>
      <text:p text:style-name="P111">Девушка обхватила себя руками, как будто от холода. Я еле различал её полушёпот.</text:p>
      <text:p text:style-name="P111"/>
      <text:p text:style-name="P111">–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7">– А ты в курсе, что твой Дискорд многократно сжигал Селестию живьём? Хороша шутка, обхохочешься! – выпалил я.</text:p>
      <text:p text:style-name="P117">–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7">– Это не мои… эмм… домыслы… Он сам мне рассказал…</text:p>
      <text:p text:style-name="P117">Флаттершай встала со стула и попыталась уйти. Я задержал её.</text:p>
      <text:p text:style-name="P117">– Извини, не знал. Не уходи. Нам нельзя ссориться.</text:p>
      <text:p text:style-name="P104"><text:soft-page-break/>Девушка слабо улыбнулась.</text:p>
      <text:p text:style-name="P117">– Я не сержусь… На Дискорда трудно не злиться… Он так себя ведёт, потому что его это… эмм… <text:s/>забавляет.</text:p>
      <text:p text:style-name="P3"/>
      <text:p text:style-name="P137">***</text:p>
      <text:p text:style-name="P135"/>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6">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Я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6">—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8"><text:soft-page-break/>Лицо Эпплджек исказила гримаса ужаса, она прижала ладони к лицу и крикнула:</text:p>
      <text:p text:style-name="P98">–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soft-page-break/>…</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text:span text:style-name="T22">Не стоит… эмм… упоминать свои фланки в таких утверждениях. Иначе Анон решит, что… эмм… <text:s/>снеговик таки не хотел его утопить. Хотя, судя по всему, это не так.</text:span></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text:span><text:span text:style-name="T1">и</text:span><text:span text:style-name="T1"> </text:span><text:span text:style-name="T1">фланки</text:span><text:span text:style-name="T1"> влез</text:span><text:span text:style-name="T1">у</text:span><text:span text:style-name="T1">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Ш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
      <text:p text:style-name="P1">Флаттершай закуталась в одеяло, испугавшись сама сказанного.</text:p>
      <text:p text:style-name="P1"><text:soft-page-break/></text:p>
      <text:p text:style-name="P1">Я скосил на неё взгляд. Не стоит пока говорить <text:span text:style-name="T1">ей </text:span>про свою догадку. Флатти этого не перенесёт: Дискорд — один из её ближайших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7">***</text:p>
      <text:p text:style-name="P66"/>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Language module malfunction. Language module stopped…</text:p>
      <text:p text:style-name="P91">Sending heartbeats to all nodes… Zookeeper failure. Cluster going down in 3 minutes…</text:p>
      <text:p text:style-name="P91">UI module malfunction. UI module stopped…</text:p>
      <text:p text:style-name="P91">Nash AI <text:span text:style-name="T11">module </text:span>malfunction. Nash AI module stopped…</text:p>
      <text:p text:style-name="P91">Cluster going down in 2 minutes…</text:p>
      <text:p text:style-name="P91">Unloading dictionaries… HDFS malfunction</text:p>
      <text:p text:style-name="P91">Classloader malfunction. Classloader stopped…</text:p>
      <text:p text:style-name="P91">Cluster going down in 1 minute…</text:p>
      <text:p text:style-name="P91">Kernel panic</text:p>
      <text:p text:style-name="P88"/>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кофе из стаканчика.</text:p>
      <text:p text:style-name="P3"/>
      <text:p text:style-name="P3"><text:soft-page-break/>–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оображаемая реальность… чистый солипсизм…</text:p>
      <text:p text:style-name="P3">– Да неужели?!! Бгы-ы-ы! А наш-то Проводничёк — тот ещё проказник!</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у меня между лопаток.</text:p>
      <text:p text:style-name="P3"><text:soft-page-break/></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Ты ведь правда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Твайлайт совсем в депресняк скатится. Да и я не сказать, чтобы рада буду… Мне оч-чень не хватает твоих почесушек! И тебя в целом! Возвращайся скорее, я не люблю долго ждать!</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text:p text:style-name="P12"><text:soft-page-break/>–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2"/>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57">— ладно. А если она? </text:span><text:span text:style-name="T57">Кто из нас находится </text:span><text:span text:style-name="T57">в воображаемом мире</text:span><text:span text:style-name="T57">?</text:span><text:span text:style-name="T57"> </text:span><text:span text:style-name="T57">Если Сел права, то всё, что происходило со мной с момента пьянки в Понивилле, мне приснилось</text:span><text:span text:style-name="T57">. </text:span><text:span text:style-name="T57">Тогда мне нечего бояться и можно открыть Сел тайну.</text:span><text:span text:style-name="T57"> Но если прав я, то открыв ей природу Великого Откровения, я уничтожу её. </text:span><text:span text:style-name="T57">Уничтожу то, что от неё осталось при прохождении через Чёрный Экран.</text:span></text:p>
      <text:p text:style-name="P12"/>
      <text:p text:style-name="P3"><text:span text:style-name="T57">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у тебя прощения. Откройся мне. Вспомни нашу особенную дружбу, Анон!</text:p>
      <text:p text:style-name="P12"/>
      <text:p text:style-name="P12">Я сжал кулак.</text:p>
      <text:p text:style-name="P12">АЙ!</text:p>
      <text:p text:style-name="P12"/>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
      <text:p text:style-name="P12">Я состроил обиженную гримасу и перебил аликорницу.</text:p>
      <text:p text:style-name="P12">– Какая, к дискорду, «особенная дружба»? Луна всё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ed…</text:p>
      <text:p text:style-name="P91">Loading dictionaries…</text:p>
      <text:p text:style-name="P91"><text:span text:style-name="T11">Nash </text:span>AI module started…</text:p>
      <text:p text:style-name="P91"><text:soft-page-break/>Celest AI submodule found… Acquiring…</text:p>
      <text:p text:style-name="P91">UI module started…</text:p>
      <text:p text:style-name="P91">Language module started…</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19"/>
      <text:p text:style-name="P3">Я смотрел на Ксению круглыми глазами, хватая ртом воздух.</text:p>
      <text:p text:style-name="P3"/>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мог загружаться на кластер.</text:p>
      <text:p text:style-name="P51">– Ты его уничтожила?</text:p>
      <text:p text:style-name="P51">– Да, я же сказала. Еле-еле выловила. Он работал в стелс-режиме, весь обвешанный защитными демонами<text:note text:id="ftn20" text:note-class="footnote"><text:note-citation>20</text:note-citation><text:note-body><text:p text:style-name="Footnote">Демон (daemon)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 </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е Юджина?</text:p>
      <text:p text:style-name="P12">– Ага. У меня нет к нему доступа. Но на кластер к Нэшу этот вирусняк больше не пролезет.</text:p>
      <text:p text:style-name="P12"/>
      <text:p text:style-name="P12">Я вытер пот со лба.</text:p>
      <text:p text:style-name="P12"><text:soft-page-break/>– Ты молодец, Ксена. Просто молодец.</text:p>
      <text:p text:style-name="P12">– Анон, ты куда? Так мы встречаемся вечером, или как?!</text:p>
      <text:p text:style-name="P12"/>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Эпплджек,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
      <text:p text:style-name="P12">Старый пикап затарахтел движком и двинулся по улице. Я уверенно вёл машину по знакомому маршруту. 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а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 там! Несколько машин за мной остановились у обочины, но мигалка упрямо ехала за мной.</text:p>
      <text:p text:style-name="P12"/>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
      <text:p text:style-name="P12">Вместо лиц у них были рисованные рожицы, наподобие компьютерны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2"><text:soft-page-break/></text:p>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4"/>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text:p text:style-name="P51">– Анон!</text:p>
      <text:p text:style-name="P12">Тревога в её голосе заставила меня поднять голову.</text:p>
      <text:p text:style-name="P12"/>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text:soft-page-break/>«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1"/>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Луна ошиблась, сделав меня твоим телохранителем.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text:soft-page-break/>Флаттершай брезгливо толкнула ногой осколок, отправив его в лестничный пролёт. Движения смайлолицего опять потеряли осмысленность.</text:p>
      <text:p text:style-name="P51"/>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51"/>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10"/>
      <text:p text:style-name="P106"><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и оглядывалась.</text:p>
      <text:p text:style-name="P117">– Не нравится мне тут. Чуйка нехорошая…</text:p>
      <text:p text:style-name="P117"/>
      <text:p text:style-name="P104">Коллекция пластиковых пони по-прежнему пылилась на подоконнике. Компьютер стоял там же, где и три месяца назад — на столе у окна. Последняя модель сверхмощных игровых ноутбуков от Alienware <text:span text:style-name="T43">— </text:span><text:span text:style-name="T43">Юджин гордился личн</text:span><text:span text:style-name="T43">ым</text:span><text:span text:style-name="T43"> </text:span><text:span text:style-name="T43">апгрейдом</text:span><text:span text:style-name="T43"> компа, увеличивш</text:span><text:span text:style-name="T43">им</text:span><text:span text:style-name="T43"> мощность </text:span><text:span text:style-name="T43">лэптопа</text:span><text:span text:style-name="T43"> в разы.</text:span> Я отметил про себя, что забыл выключить компьютер тогда, в последний свой визит. Теперь моя забывчивость обернулась спасением для Селестии, предоставив убежище её сущности.</text:p>
      <text:p text:style-name="P104"/>
      <text:p text:style-name="P103"><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7">– Привет, Сел.</text:p>
      <text:p text:style-name="P153"><text:soft-page-break/></text:p>
      <text:p text:style-name="P153">Аликорница всполошилась, спрят<text:span text:style-name="T1">ав</text:span> <text:span text:style-name="T1">пирожное</text:span> за спину.</text:p>
      <text:p text:style-name="P117">– Ах, это ты, Анон. Какое счастье! Ты снова с нами!</text:p>
      <text:p text:style-name="P117">– Нет, Сел. Это ты с нами. <text:span text:style-name="T1">Я пришёл забрать тебя назад, в Эквестрию. Через четверть часа ты вернёшься домой.</text:span></text:p>
      <text:p text:style-name="P104"/>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4"/>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7"/>
      <text:h text:style-name="P157" text:outline-level="2">2<text:span text:style-name="T1">9</text:span>. <text:span text:style-name="T1">Назад в Эквестрию</text:span></text:h>
      <text:p text:style-name="P121"/>
      <text:p text:style-name="P104"><text:span text:style-name="T11">– </text:span>Оп-па! – пробормотала Эпплджек. – Нежданчик!</text:p>
      <text:p text:style-name="P104">Дискорд дурашливо кивнул Эпплджек.</text:p>
      <text:p text:style-name="P117">– И я рад тебя видеть, дорогая Эппл-как-тебя-там! А где моя любимая Флаттершай?</text:p>
      <text:p text:style-name="P117">Окинув взглядом комнату, Дискорд закапризничал:</text:p>
      <text:p text:style-name="P117">–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7">– С кем это вы тут разговариваете?</text:p>
      <text:p text:style-name="P117">В комнату вошла Флаттершай.</text:p>
      <text:p text:style-name="P104">Дискорд обернулся на голос и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8">– Эй-Джей, Флатти, хватайте комп и на выход! Я с ним разберусь! Не теряйте вре..!</text:p>
      <text:p text:style-name="P138">– ТЫ ИДИО..!!!</text:p>
      <text:p text:style-name="P138">Дискорд <text:s/>заорал одновременно со мной, прикрываясь от меня руками, когда раздался оглушительный</text:p>
      <text:p text:style-name="P138">… </text:p>
      <text:p text:style-name="P140">БАХ!!!</text:p>
      <text:p text:style-name="P141">…</text:p>
      <text:p text:style-name="P13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7"><text:soft-page-break/>На лице драконикуса появилось удивлённо-мечтательное выражение и он вырубился.</text:p>
      <text:p text:style-name="P117"/>
      <text:p text:style-name="P117">…</text:p>
      <text:p text:style-name="P117"/>
      <text:p text:style-name="P117">– <text:span text:style-name="T1">А… Анон… Зачем ты напал на Дискорда? </text:span>– <text:span text:style-name="T1">прошептала Флаттершай в шоке.</text:span></text:p>
      <text:p text:style-name="P117"><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 Потому што ты напал на него. – пожала плечами Эпплджек. – Я и подумала — тебе виднее. И подсобила маленьк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8"><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8">Я повернулся к выходу. Флаттершай проскочила у меня под локтём и кинулась к драконикусу.</text:p>
      <text:p text:style-name="P128"/>
      <text:p text:style-name="P128"><text:soft-page-break/><text:span text:style-name="T11">– Нет! Дискорд </text:span>— не убийца!!!</text:p>
      <text:p text:style-name="P128">С необычной для неё силой Флаттершай вытащила кляп изо рта драконикуса.</text:p>
      <text:p text:style-name="P128"><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3"/>
      <text:p text:style-name="P128">Или драконикус — гениальный актёр, или… ?</text:p>
      <text:p text:style-name="P128"/>
      <text:p text:style-name="P128">Я вернулся к драконикусу и уселся на стул напротив него.</text:p>
      <text:p text:style-name="P128"><text:span text:style-name="T11">– Р</text:span>ассказывай.</text:p>
      <text:p text:style-name="P128">Дискорд немного успокоился.</text:p>
      <text:p text:style-name="P128"><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8"><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8">У драконикуса глаза полезли на лоб.</text:p>
      <text:p text:style-name="P128"><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8"/>
      <text:p text:style-name="P128">Я задумался. Драконикус, похоже, говорил искренне. Но кто тогда всё это время играл с нами, <text:span text:style-name="T26">словно кот с мышью</text:span>?</text:p>
      <text:p text:style-name="P128"><text:span text:style-name="T11">– </text:span>Анон! <text:span text:style-name="T11">– </text:span>крикнула Эпплджек из прихожей. <text:span text:style-name="T11">– </text:span>Я слышу шум за дверью!</text:p>
      <text:p text:style-name="P128">Практически одновременно раздался звонок.</text:p>
      <text:p text:style-name="P131">– ОТКРОЙТЕ, ПОЛИЦИЯ! Вам даётся полминуты, чтобы открыть дверь! Через тридцать секунд дверь будет выбита!</text:p>
      <text:p text:style-name="P131"/>
      <text:p text:style-name="P131">Эпплджек ошалело выскочила из прихожей. Несколько мгновений я молча смотрел на неё. В голове свистел ветер и играла дудочка.</text:p>
      <text:p text:style-name="P131">– На крышу, живо!!! Через окно на кухне! – зашипел Дискорд.</text:p>
      <text:p text:style-name="P131">– Что? – ступил я.</text:p>
      <text:p text:style-name="P128"><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31"/>
      <text:p text:style-name="P131">Эпплджек, с ноутбуком в одной руке и Флаттершай — во второй, кинулась на кухню.</text:p>
      <text:p text:style-name="P128">Дверь содрогнулась от мощного удара. Послышался стук падающей штукатурки. Я сломя голову бросился за девушками.</text:p>
      <text:p text:style-name="P128">– Развяжи меня, кретин!!! – гаркнул вдогонку Дискорд.</text:p>
      <text:p text:style-name="P128"><text:soft-page-break/>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8">– Давай на крышу! Я догоню! – рявкнул он, освобождая вторую руку.</text:p>
      <text:p text:style-name="P128">От второго удара дверная коробка крякнула и наполовину въехала в коридор.</text:p>
      <text:p text:style-name="P12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8">Верёвка в кухонном окне дёргалась под весом карабкающихся девушек. Я словил её и стал на подоконник.</text:p>
      <text:p text:style-name="P128"/>
      <text:p text:style-name="P128">Блё-о-о!</text:p>
      <text:p text:style-name="P128"/>
      <text:p text:style-name="P128">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8">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8"/>
      <text:p text:style-name="P128">Я задрал голову.</text:p>
      <text:p text:style-name="P128">О! Так уже легче! Надо мной всего лишь два этажа. Десять метров верёвки. Если не смотреть вниз, то…</text:p>
      <text:p text:style-name="P128"/>
      <text:p text:style-name="P130">«…<text:span text:style-name="T26">Будь храбр. Будь стоек. Будь силён. Что бы ни случилось, помни: Эквестрия с тобой. Эквестрия в тебе. Навсегда. И всегда…»</text:span></text:p>
      <text:p text:style-name="P132"/>
      <text:p text:style-name="P128">Я вытер ладони о штаны, ухватил канат и сделал шаг вперёд…</text:p>
      <text:p text:style-name="P128"/>
      <text:p text:style-name="P128">…</text:p>
      <text:p text:style-name="P128"/>
      <text:p text:style-name="P128">Святые яйца, Анон, ты действительно сделал ЭТО!</text:p>
      <text:p text:style-name="P128"/>
      <text:p text:style-name="P128">…</text:p>
      <text:p text:style-name="P128"/>
      <text:p text:style-name="P12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8">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text:soft-page-break/>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8">Я успел сократить расстояние до Эпплджек наполовину, когда девушки нашли решение.</text:p>
      <text:p text:style-name="P12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8">Селестия милосердная!!!</text:p>
      <text:p text:style-name="P12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8">Я выдохнул.</text:p>
      <text:p text:style-name="P128">Флаттершай появилась над бортиком и свесила вниз руку. Эпплджек вытянулась и протянула ей ноутбук одной рукой.</text:p>
      <text:p text:style-name="P128">НЕТ! У них не получилось!</text:p>
      <text:p text:style-name="P128">У меня враз вспотели ладони. Держаться на верёвке стало чертовски трудно.</text:p>
      <text:p text:style-name="P12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8">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8">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8">К счастью, фермерша не разжала ног.</text:p>
      <text:p text:style-name="P12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8"/>
      <text:p text:style-name="P128">Бляблябляблябля!!! ДА НУ ЕГО НАХУЙ — ТАКОЙ АЛЬПИНИЗМ!!!</text:p>
      <text:p text:style-name="P128">БЛЯ!!!…</text:p>
      <text:p text:style-name="P128">Верёвка закончилась. Наконец-то у меня появилось время для паники. Я судорожно обнял Эпплджек, закрыл глаза и приготовился…</text:p>
      <text:p text:style-name="P128"/>
      <text:p text:style-name="P128">…</text:p>
      <text:p text:style-name="P128"/>
      <text:p text:style-name="P128">Захват поперёк груди и сильный рывок выдавили из меня остатки дыхания.</text:p>
      <text:p text:style-name="P128">– ОТПУСТИ КОБЫЛУ!!! – загрохотало мне в ухо.</text:p>
      <text:p text:style-name="P128">Я открыл глаза.</text:p>
      <text:p text:style-name="P128"><text:soft-page-break/>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8">Я чуть поднял глаза и уставился в кривую морду драконикуса.</text:p>
      <text:p text:style-name="P128">– Отпусти Эпплджек. Я её держу. – повторил Дискорд. – Мне сбалансироваться надо. Вы не такие уж и лёгкие.</text:p>
      <text:p text:style-name="P12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8"/>
      <text:p text:style-name="P128">…</text:p>
      <text:p text:style-name="P128"/>
      <text:p text:style-name="P128">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8">– Эмм… Флатти, дорогая, нам пора. Я слышу шаги на лестнице. Не говоря уже о том, что до закрытия коридора осталось минут двадцать, не больше…</text:p>
      <text:p text:style-name="P128"/>
      <text:p text:style-name="P128">…</text:p>
      <text:p text:style-name="P128"/>
      <text:p text:style-name="P128">На длинной шее драконикуса разместились Эпплджек и Флаттершай. Я, для сохранения баланса, разместился ближе к хвосту.</text:p>
      <text:p text:style-name="P128">Дискорд расправил крылья и начал короткую пробежку к краю.</text:p>
      <text:p text:style-name="P128"><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8"/>
      <text:p text:style-name="P128">…ограда края крыши промелькнула под нами…</text:p>
      <text:p text:style-name="P133"/>
      <text:p text:style-name="P128"><text:span text:style-name="T11">– …</text:span>собственно, держаться в воздухе дольше у меня не хватит магии.</text:p>
      <text:p text:style-name="P128"/>
      <text:p text:style-name="P128">Мы летели навстречу закату.</text:p>
      <text:p text:style-name="P128"/>
      <text:p text:style-name="P128">…</text:p>
      <text:p text:style-name="P128"/>
      <text:p text:style-name="P128">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8"><text:span text:style-name="T11">– </text:span>Ю-ху-у-у!!!</text:p>
      <text:p text:style-name="P12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8"><text:soft-page-break/>Перед нами увеличивалась громада моей высотки.</text:p>
      <text:p text:style-name="P12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8">– Пристегните ремни! – проревел Дискорд, резко ускоряясь. – Будет весело!!!</text:p>
      <text:p text:style-name="P128">Эпплджек покрепче прижала к себе ноутбук. Флаттершай прижалась к шее Дискорда, отвернулась и закрыла глаза.</text:p>
      <text:p text:style-name="P128">– ВНИМАНИЕ!!! – заорал Дискорд, сложил крылья и влетел в коридор.</text:p>
      <text:p text:style-name="P128"/>
      <text:p text:style-name="P129">***</text:p>
      <text:p text:style-name="P128"/>
      <text:p text:style-name="P128">Бля!!!</text:p>
      <text:h text:style-name="Heading_20_2" text:outline-level="2"/>
      <text:h text:style-name="Heading_20_2" text:outline-level="2"><text:span text:style-name="T1">30</text:span>. Разговор за столиком в <text:span text:style-name="T1">ночи</text:span></text:h>
      <text:p text:style-name="P142"/>
      <text:p text:style-name="P144">Мы почти успели.</text:p>
      <text:p text:style-name="P139">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9">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9">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9">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9">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9">«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9">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9"/>
      <text:p text:style-name="P139">ХА-ХА-ХА!</text:p>
      <text:p text:style-name="P139"/>
      <text:p text:style-name="P139">Прямо как сейчас. Как говорится, найди десять отличий.</text:p>
      <text:p text:style-name="P139">Вот только… Только Дэш была бы жива…</text:p>
      <text:p text:style-name="P143"><text:soft-page-break/>Я тяжело вздохнул.</text:p>
      <text:p text:style-name="P143"/>
      <text:p text:style-name="P143">…</text:p>
      <text:p text:style-name="P143"/>
      <text:p text:style-name="P143"><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3">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9">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49">Зверь смутился.</text:p>
      <text:p text:style-name="P49"><text:span text:style-name="T11">–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 – <text:span text:style-name="T1">кивнул я.</text:span></text:p>
      <text:p text:style-name="P37">Кажется, за последние пару месяцев я разучился удивляться.</text:p>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7"/>
      <text:p text:style-name="P63">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text:soft-page-break/>–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2"/>
      <text:p text:style-name="P52"><text:span text:style-name="T11">– Ну… Я не идиот… я видел, что происходит за Чёрным </text:span>э<text:span text:style-name="T11">краном…</text:span></text:p>
      <text:p text:style-name="P52">Я глубоко вздохнул, как перед прыжком в воду.</text:p>
      <text:p text:style-name="P52"/>
      <text:p text:style-name="P52"><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2"/>
      <text:p text:style-name="P52">Я перевёл дух. Анакорн слушал меня и печально кивал. Но не исчезал.</text:p>
      <text:p text:style-name="P39"><text:soft-page-break/>–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4"><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7">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7">– В Эквестрии не двигают солнце! Аликорны лишь корректируют орбиту Эквуса и луны вокруг него, хотя все уверены в обратном.</text:p>
      <text:p text:style-name="P107">Анакорн улыбнулся во всю морду.</text:p>
      <text:p text:style-name="P107"><text:soft-page-break/>– Значит, ты уже помогаешь мне, Проводник, даже сам того не осознавая! Я рад!</text:p>
      <text:p text:style-name="P104">Демиург снова отпил из стакана и продолжил.</text:p>
      <text:p text:style-name="P107"/>
      <text:p text:style-name="P107">–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7">–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7">Анакорн только развёл копытами.</text:p>
      <text:p text:style-name="P107">– Не знаю. Может, ему фунты и ярды больше нравятся.</text:p>
      <text:p text:style-name="P107">– Ты так говоришь, будто у Эквуса есть свой собственный разум. – заметил я.</text:p>
      <text:p text:style-name="P107">Анакорн усмехнулся.</text:p>
      <text:p text:style-name="P107">–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7"/>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6">. Ко мне наконец-то пришло понимание ситуации.</text:span></text:p>
      <text:p text:style-name="P111">– А почему ты сам не можешь поддерживать Эквус? Ты же его демиург? Ну так и питай его своей созидающей силой, пока он не окрепнет!</text:p>
      <text:p text:style-name="P104">Анакорн смутился.</text:p>
      <text:p text:style-name="P104"><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text:span><text:soft-page-break/><text:span text:style-name="T42">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1" text:note-class="footnote"><text:note-citation>21</text:note-citation><text:note-body><text:p text:style-name="P152">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52">–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7"/>
      <text:p text:style-name="P104">Я вспомнил события последнего времени моей родины<text:span text:style-name="T11">.</text:span></text:p>
      <text:p text:style-name="P104">–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7">–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7">Я развёл руками.</text:p>
      <text:p text:style-name="P107">–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7">Анакорн улыбнулся и вскочил с пуфика.</text:p>
      <text:p text:style-name="P104"><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твоём мире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11"><text:soft-page-break/>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1"/>
      <text:p text:style-name="P111">Я истерически расхохотался.</text:p>
      <text:p text:style-name="P111">–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Ты не к тому обратился. И вообще, после смерти Юджина я видеть их больше не могу!</text:p>
      <text:p text:style-name="P111"/>
      <text:p text:style-name="P111">Спустив пар, я скептически хмыкнул.</text:p>
      <text:p text:style-name="P111">– Да и как их корректировать, эти недочёты? Сказать: «Повелеваю быть сему»?</text:p>
      <text:p text:style-name="P111">Анакорн поправил невесть откуда взявшиеся на переносице очки и ответил.</text:p>
      <text:p text:style-name="P104"><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1"/>
      <text:p text:style-name="P111">Я задумался. На самом деле, интересная логическая задача…</text:p>
      <text:p text:style-name="P111"/>
      <text:p text:style-name="P107">–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4"><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11">– А кьютимарки ты сам даришь пони, когда распознаёшь их жизненное предназначение!!! – так же азартно заорал я.</text:p>
      <text:p text:style-name="P111">–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1">Я пожал плечами.</text:p>
      <text:p text:style-name="P111">– А по-другому я не могу объяснить их появление. К сожалению.</text:p>
      <text:p text:style-name="P111">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1">– Хорошо. Уговорил. Кьютимарки беру на себя. Так и знал, что мне самое трудное достанется!</text:p>
      <text:p text:style-name="P111">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1">Анакорн проследил мой взгляд.</text:p>
      <text:p text:style-name="P111">– Нечего так на меня смотреть! Если я стану применять магию вместо ловкости, теряется весь смысл упражнения… О, глянь-ка на Эквус!</text:p>
      <text:p text:style-name="P111">И впрямь, было на что посмотреть. Уровень помех на голограмме снизился на порядок и сама она стала светиться ровным голубоватым светом.</text:p>
      <text:p text:style-name="P111"><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11">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11">– Почему бы не сделать главной каноническую Эквестрию? Ту, что описана в мультике?</text:p>
      <text:p text:style-name="P111">– Нет, так не получится.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2"/>
      <text:p text:style-name="P111">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2"/>
      <text:p text:style-name="P112">–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2">&lt;<text:span text:style-name="T22">Анон говорит, что не хочет оставлять миры жестокости — кексики и радужную фабрику. Анакорн говорит, что это лишь кошмары Луны. Но, к сожалению, многие порочные миры уже насыщены энергией фантазии брони и их в разряд ночных кошмаров не переведёшь.</text:span>&gt;</text:p>
      <text:p text:style-name="P111">Анакорн аж подпрыгнул на месте от восторга и стал мне аплодировать.</text:p>
      <text:p text:style-name="P112"/>
      <text:p text:style-name="P111"><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12"/>
      <text:p text:style-name="P112">Я подозрительно посмотрел на Анакорна.</text:p>
      <text:p text:style-name="P112"/>
      <text:p text:style-name="P111"><text:span text:style-name="T18">– </text:span><text:span text:style-name="T51">Какой ещё, нафиг, «мой фанфик»? Я никакого фанфика не писал. И не собираюсь.</text:span></text:p>
      <text:p text:style-name="P112">Анакорн ехидно ухмыльнулся и сделал мне «глазки».</text:p>
      <text:p text:style-name="P111"><text:soft-page-break/><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2">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2"/>
      <text:p text:style-name="P112">Я растерялся.</text:p>
      <text:p text:style-name="P111"><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1"><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11">…</text:p>
      <text:p text:style-name="P111">Факн щит<text:note text:id="ftn22" text:note-class="footnote"><text:note-citation>22</text:note-citation><text:note-body><text:p text:style-name="P149">Fucking shit <text:span text:style-name="T2">–</text:span> <text:span text:style-name="T1">ёбаное дерьмо</text:span></text:p></text:note-body></text:note>!..</text:p>
      <text:p text:style-name="P111">…</text:p>
      <text:p text:style-name="P111">Ну а что мне остаётся? Я фейспамнул.</text:p>
      <text:p text:style-name="P111"/>
      <text:p text:style-name="P111"><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1">Анакорн насупился и спрятал карандаш в гриву.</text:p>
      <text:p text:style-name="P111"><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1"/>
      <text:p text:style-name="P111">Вот тебе и помахала Эквестрия ручкой, Анон!</text:p>
      <text:p text:style-name="P111"/>
      <text:p text:style-name="P111">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1">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9"/>
      <text:p text:style-name="P109">–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text:soft-page-break/>–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4">–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11"/>
      <text:p text:style-name="P111">– ВЕРНИ ДЭШ!!!</text:p>
      <text:p text:style-name="P111"/>
      <text:p text:style-name="P111">Копыта Анакорна разъехались и он впечатался мордой в стол.</text:p>
      <text:p text:style-name="P111"><text:soft-page-break/>– Э-э-э… м-м-м… ну-у-у… Перо мне в зад!.. Нельзя сказать, что это совсем невыполнимо… Но, прямо скажу, задачка не для студента!</text:p>
      <text:p text:style-name="P111">Глаза демиурга бегали, как у застуканного в трамвае безбилетника. Он в замешательстве начал грызть копыто.</text:p>
      <text:p text:style-name="P111">– А ты студент?</text:p>
      <text:p text:style-name="P111">–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1">– Другое просить не будешь? – сухо переспросил Анакорн. – Учти, время уходит. То, что я вижу в качестве решения, мне не нравится.</text:p>
      <text:p text:style-name="P111">– Нет! – отрезал я.</text:p>
      <text:p text:style-name="P111">–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1">– Что? Ты о чём?</text:p>
      <text:p text:style-name="P111">–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1">Есть только маленькая проблемка…</text:p>
      <text:p text:style-name="P111"/>
      <text:p text:style-name="P111">Анакорн скривился и отвёл глаза.</text:p>
      <text:p text:style-name="P111">– Какая?</text:p>
      <text:p text:style-name="P111">–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11">Я вздохнул. Слишком много философии на твою голову, Анон!</text:p>
      <text:p text:style-name="P111">– Делай, как я сказал! А я сделаю своё.</text:p>
      <text:p text:style-name="P111"/>
      <text:p text:style-name="P10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 Ты ещё увидишь пару-тройку снов на прощание. Это мой подарок тебе. Удачи!</text:p>
      <text:p text:style-name="P104"/>
      <text:p text:style-name="P118">~~~</text:p>
      <text:p text:style-name="P112"/>
      <text:p text:style-name="P112">– Здравствуй, Анон. – Селестия стояла передо мной без привычных взгляду властных регалий. – Я хочу поблагодарить тебя за всё.</text:p>
      <text:p text:style-name="P112">– Привет, Сел. Я рад, что с тобой всё в порядке.</text:p>
      <text:p text:style-name="P112">Аликорница стояла передо мной в сияющем ореоле гривы. Потом она нерешительно сделала шаг навстречу.</text:p>
      <text:p text:style-name="P112"><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6">&lt;<text:span text:style-name="T23">Сел говорит, что сходит с ума без Анона и всё равно заберёт его к себе — и в Эпилоге, в комментарии — картинка сумасшедшей Селестии</text:span>&gt;</text:p>
      <text:p text:style-name="P112">Я устало рассмеялся.</text:p>
      <text:p text:style-name="P112">– Сел, я завязал с конеёбством. Извини.</text:p>
      <text:p text:style-name="P112">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2">– В другое время, в другом месте, Анон! В другое время, в другом месте!</text:p>
      <text:p text:style-name="P112"/>
      <text:p text:style-name="P115">~~~</text:p>
      <text:p text:style-name="P115"/>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8">–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8">Тёмная аликорница тяжело вздохнула.</text:p>
      <text:p text:style-name="P108">–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8">– Я был бы рад. Мне жаль, что из-за меня погиб твой особенный пони.</text:p>
      <text:p text:style-name="P108">Луна горько вздохнула.</text:p>
      <text:p text:style-name="P108">–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20"/>
      <text:p text:style-name="P120">Я молча протянул руку к носу аликорницы и попытался легонько сжать его. Рука прошла сквозь тело.</text:p>
      <text:p text:style-name="P120">– Бу-уп! – слабо улыбнулась Луна.</text:p>
      <text:p text:style-name="P120"/>
      <text:p text:style-name="P108">Аликорница подняла копыто и прижала его к моей груди.</text:p>
      <text:p text:style-name="P108">–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4"/>
      <text:p text:style-name="P115">~~~</text:p>
      <text:p text:style-name="P117"/>
      <text:p text:style-name="P108">– Думал от меня в другой реальности спрятаться, Проводничёк?!</text:p>
      <text:p text:style-name="P108"><text:soft-page-break/>Передо мной возникло хмурое рыло Дискорда.</text:p>
      <text:p text:style-name="P108">–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8">Так что, Проводничёк, мы ещё встретимся! В другое время и в другом месте! Жди! В другое время, в другом месте!!!</text:p>
      <text:p text:style-name="P113"/>
      <text:p text:style-name="P114">~~~</text:p>
      <text:p text:style-name="P104"/>
      <text:p text:style-name="P108">– Анон?</text:p>
      <text:p text:style-name="P108">– Дэш?!!</text:p>
      <text:p text:style-name="P108">– Эмм… Ты мне снишься?</text:p>
      <text:p text:style-name="P108">– Нет, Дэш, это ты мне снишься.</text:p>
      <text:p text:style-name="P108">–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8">–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8">Пегаска почесала в затылке со смущением.</text:p>
      <text:p text:style-name="P108">– Да? Правда? Ну, офигеть! Что-то я такого не помню совсем. А ты как?</text:p>
      <text:p text:style-name="P103"><text:span text:style-name="T30">–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4">В голосе пегаски слышались слёзы.</text:p>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Я опустил руку на шею <text:span text:style-name="T1">пегаски</text:span> и ощутил теплоту и лёгкое покалывание в пустоте.</text:p>
      <text:p text:style-name="P103"><text:soft-page-break/><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4"/>
      <text:h text:style-name="Heading_20_2" text:outline-level="2">Эпилог. Земля</text:h>
      <text:p text:style-name="P119"/>
      <text:p text:style-name="P126">Звон будильника чуть не проломил башку. Я открыл глаза. </text:p>
      <text:p text:style-name="P126"/>
      <text:p text:style-name="P127"><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4"/>
      <text:p text:style-name="P126"><text:span text:style-name="T1">Я нашарил ногами тапки и пошёл в ванную. Проходя мимо стола, зацепился взглядом за</text:span> эскиз <text:span text:style-name="T1">рисунка</text:span>.</text:p>
      <text:p text:style-name="P126"/>
      <text:p text:style-name="P12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4"/>
      <text:p text:style-name="P122">Для того, чтобы выдавить остатки пасты на щётку, пришлось затратить серьёзные усилия.</text:p>
      <text:p text:style-name="P122"/>
      <text:p text:style-name="P123">Ага, и купить туалетной бумаги. Иначе уже вечером придётся использовать рекламки, что кидают в почтовый ящик. А они, блин, глянцевые!</text:p>
      <text:p text:style-name="P123"/>
      <text:p text:style-name="P125">Мысли вернулись к фантазии.</text:p>
      <text:p text:style-name="P125"/>
      <text:p text:style-name="P123">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3"/>
      <text:p text:style-name="P122">Попытка притронуться щёткой к зубу вызвала ноющую боль. </text:p>
      <text:p text:style-name="P122"/>
      <text:p text:style-name="P124">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4"/>
      <text:p text:style-name="P122">Доставая из стола ключи от машины, опять наткнулся взглядом на эскиз.</text:p>
      <text:p text:style-name="P122"/>
      <text:p text:style-name="P124"><text:soft-page-break/>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4">А вот, кстати… А почему бы и нет? Хорошее ведь название? И интригующее — сразу сесть за клавиатуру захотелось.</text:p>
      <text:p text:style-name="P124"/>
      <text:p text:style-name="P124">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6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3-08T00:52:34.91</dc:date>
    <meta:editing-duration>P165DT7H55M39S</meta:editing-duration>
    <meta:editing-cycles>10560</meta:editing-cycles>
    <meta:generator>OpenOffice/4.1.1$Win32 OpenOffice.org_project/411m6$Build-9775</meta:generator>
    <meta:printed-by>макс </meta:printed-by>
    <meta:print-date>2017-08-23T21:51:29.95</meta:print-date>
    <meta:document-statistic meta:table-count="0" meta:image-count="0" meta:object-count="0" meta:page-count="284" meta:paragraph-count="5057" meta:word-count="110407" meta:character-count="702047"/>
    <dc:creator>макс </dc:creator>
  </office:meta>
</office:document-meta>
</file>